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1">
      <style:text-properties style:text-position=""/>
    </style:style>
    <style:style style:name="ce2" style:family="table-cell" style:parent-style-name="Default" style:data-style-name="N61"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1"/>
    <style:style style:name="ce6" style:family="table-cell" style:parent-style-name="Default" style:data-style-name="N61"/>
    <style:style style:name="ce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trained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970728" calcext:value-type="float">
            <text:p>81970728</text:p>
          </table:table-cell>
          <table:table-cell office:value-type="float" office:value="88505675" calcext:value-type="float">
            <text:p>88505675</text:p>
          </table:table-cell>
          <table:table-cell table:style-name="ce1" office:value-type="percentage" office:value="0.074" calcext:value-type="percentage">
            <text:p>7,40%</text:p>
          </table:table-cell>
          <table:table-cell office:value-type="string" calcext:value-type="string">
            <text:p>/home/aw/MobileInceptionRetrained/graphs/inception_v3_4000/retrained_dog_graph_inception_v3_4000_0.03.pb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3" table:formula="of:=AVERAGE([retrained.J6:.J202])" office:value-type="float" office:value="0.722748141" calcext:value-type="float">
            <text:p>0,722748141</text:p>
          </table:table-cell>
          <table:table-cell table:style-name="ce3" table:formula="of:=COUNTIFS([retrained.J6:.J200];&quot;=0&quot;)" office:value-type="float" office:value="2" calcext:value-type="float">
            <text:p>2</text:p>
          </table:table-cell>
          <table:table-cell table:style-name="ce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2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7077811" calcext:value-type="float">
            <text:p>0,7077811</text:p>
          </table:table-cell>
          <table:table-cell table:number-columns-repeated="5"/>
          <table:table-cell table:formula="of:=IF([retrained.B8]=&quot;great&quot;;IF([retrained.C8]=&quot;dane&quot;;[retrained.D8];0);0)" office:value-type="float" office:value="0.7077811" calcext:value-type="float">
            <text:p>0,707781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corso</text:p>
          </table:table-cell>
          <table:table-cell office:value-type="float" office:value="0.09314881" calcext:value-type="float">
            <text:p>0,09314881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lott</text:p>
          </table:table-cell>
          <table:table-cell office:value-type="float" office:value="0.07542112" calcext:value-type="float">
            <text:p>0,07542112</text:p>
          </table:table-cell>
          <table:table-cell office:value-type="float" office:value="0.08618494" calcext:value-type="float">
            <text:p>0,08618494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eapolitan</text:p>
          </table:table-cell>
          <table:table-cell office:value-type="string" calcext:value-type="string">
            <text:p>mastiff</text:p>
          </table:table-cell>
          <table:table-cell office:value-type="float" office:value="0.045236144" calcext:value-type="float">
            <text:p>0,045236144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1532769" calcext:value-type="float">
            <text:p>0,01532769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6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6191346" calcext:value-type="float">
            <text:p>0,6191346</text:p>
          </table:table-cell>
          <table:table-cell table:number-columns-repeated="6"/>
          <table:table-cell table:formula="of:=IF([retrained.B18]=&quot;maltese&quot;;[retrained.C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1428676" calcext:value-type="float">
            <text:p>0,1428676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82886465" calcext:value-type="float">
            <text:p>0,082886465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49497" calcext:value-type="float">
            <text:p>0,049497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3285439" calcext:value-type="float">
            <text:p>0,03285439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4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9386832" calcext:value-type="float">
            <text:p>0,9386832</text:p>
          </table:table-cell>
          <table:table-cell table:number-columns-repeated="5"/>
          <table:table-cell table:formula="of:=IF([retrained.B28]=&quot;border&quot;;IF([retrained.C28]=&quot;collie&quot;;[retrained.D28];0);0)" office:value-type="float" office:value="0.9386832" calcext:value-type="float">
            <text:p>0,938683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046433587" calcext:value-type="float">
            <text:p>0,046433587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42442176" calcext:value-type="float">
            <text:p>0,0042442176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28866348" calcext:value-type="float">
            <text:p>0,0028866348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0054058764" calcext:value-type="float">
            <text:p>0,0005405876</text:p>
          </table:table-cell>
          <table:table-cell office:value-type="string" calcext:value-type="string">
            <text:p>retriever</text:p>
          </table:table-cell>
          <table:table-cell office:value-type="float" office:value="0.0015393475" calcext:value-type="float">
            <text:p>0,001539347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1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swiss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6194882" calcext:value-type="float">
            <text:p>0,6194882</text:p>
          </table:table-cell>
          <table:table-cell table:number-columns-repeated="3"/>
          <table:table-cell table:formula="of:=IF([retrained.B38]=&quot;greater&quot;;IF([retrained.C38]=&quot;swiss&quot;;IF([retrained.D38]=&quot;mountain&quot;;IF([retrained.E38]=&quot;dog&quot;;[retrained.F38];0);0);0);0)" office:value-type="float" office:value="0.6194882" calcext:value-type="float">
            <text:p>0,619488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lebucher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31429464" calcext:value-type="float">
            <text:p>0,31429464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29025787" calcext:value-type="float">
            <text:p>0,029025787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pinscher</text:p>
          </table:table-cell>
          <table:table-cell office:value-type="float" office:value="0.0019142354" calcext:value-type="float">
            <text:p>0,0019142354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luetick</text:p>
          </table:table-cell>
          <table:table-cell office:value-type="string" calcext:value-type="string">
            <text:p>coonhound</text:p>
          </table:table-cell>
          <table:table-cell office:value-type="float" office:value="0.0018483866" calcext:value-type="float">
            <text:p>0,0018483866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7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99299484" calcext:value-type="float">
            <text:p>0,99299484</text:p>
          </table:table-cell>
          <table:table-cell table:number-columns-repeated="5"/>
          <table:table-cell table:formula="of:=IF([retrained.B48]=&quot;bedlington&quot;;IF([retrained.C48]=&quot;terrier&quot;;[retrained.D48];0);0)" office:value-type="float" office:value="0.99299484" calcext:value-type="float">
            <text:p>0,99299484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064681773" calcext:value-type="float">
            <text:p>0,0006468177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0049409975" calcext:value-type="float">
            <text:p>0,0004940998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00037277507" calcext:value-type="float">
            <text:p>0,0003727751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le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maal</text:p>
          </table:table-cell>
          <table:table-cell office:value-type="string" calcext:value-type="string">
            <text:p>terrier</text:p>
          </table:table-cell>
          <table:table-cell office:value-type="float" office:value="0.00035845785" calcext:value-type="float">
            <text:p>0,0003584579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1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91083944" calcext:value-type="float">
            <text:p>0,91083944</text:p>
          </table:table-cell>
          <table:table-cell table:number-columns-repeated="6"/>
          <table:table-cell table:formula="of:=IF([retrained.B58]=&quot;akita&quot;;[retrained.C58];0)" office:value-type="float" office:value="0.91083944" calcext:value-type="float">
            <text:p>0,91083944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21594457" calcext:value-type="float">
            <text:p>0,021594457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19615557" calcext:value-type="float">
            <text:p>0,019615557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16840795" calcext:value-type="float">
            <text:p>0,016840795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14247558" calcext:value-type="float">
            <text:p>0,014247558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0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9989115" calcext:value-type="float">
            <text:p>0,9989115</text:p>
          </table:table-cell>
          <table:table-cell table:number-columns-repeated="6"/>
          <table:table-cell table:formula="of:=IF([retrained.B68]=&quot;chihuahua&quot;;[retrained.C68];0)" office:value-type="float" office:value="0.9989115" calcext:value-type="float">
            <text:p>0,998911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002361132" calcext:value-type="float">
            <text:p>0,0002361132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table:style-name="ce2" office:value-type="float" office:value="0.00009501937" calcext:value-type="float">
            <text:p>9,50E-05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terrier</text:p>
          </table:table-cell>
          <table:table-cell table:style-name="ce2" office:value-type="float" office:value="0.000077439545" calcext:value-type="float">
            <text:p>7,74E-05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chin</text:p>
          </table:table-cell>
          <table:table-cell table:style-name="ce2" office:value-type="float" office:value="0.000053494907" calcext:value-type="float">
            <text:p>5,35E-0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0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30952695" calcext:value-type="float">
            <text:p>0,30952695</text:p>
          </table:table-cell>
          <table:table-cell table:number-columns-repeated="4"/>
          <table:table-cell table:formula="of:=IF([retrained.B78]=&quot;pembroke&quot;;IF([retrained.C78]=&quot;welsh&quot;;IF([retrained.D78]=&quot;corgi&quot;;[retrained.E78];0);0);0)" office:value-type="float" office:value="0.30952695" calcext:value-type="float">
            <text:p>0,3095269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9686657" calcext:value-type="float">
            <text:p>0,29686657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12524638" calcext:value-type="float">
            <text:p>0,12524638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8438432" calcext:value-type="float">
            <text:p>0,08438432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27517278" calcext:value-type="float">
            <text:p>0,027517278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1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86397177" calcext:value-type="float">
            <text:p>0,86397177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retrained.B88]=&quot;canaan&quot;;IF([retrained.C88]=&quot;dog&quot;;[retrained.D88];0);0)" office:value-type="float" office:value="0.86397177" calcext:value-type="float">
            <text:p>0,8639717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049917635" calcext:value-type="float">
            <text:p>0,049917635</text:p>
          </table:table-cell>
          <table:table-cell office:value-type="string" calcext:value-type="string">
            <text:p>corgi</text:p>
          </table:table-cell>
          <table:table-cell office:value-type="string" calcext:value-type="string">
            <text:p>0.39514622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41759245" calcext:value-type="float">
            <text:p>0,04175924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atoli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063908002" calcext:value-type="float">
            <text:p>0,0063908002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051371558" calcext:value-type="float">
            <text:p>0,005137155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5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5839029" calcext:value-type="float">
            <text:p>0,5839029</text:p>
          </table:table-cell>
          <table:table-cell table:number-columns-repeated="4"/>
          <table:table-cell table:formula="of:=IF([retrained.B98]=&quot;cardigan&quot;;IF([retrained.C98]=&quot;welsh&quot;;IF([retrained.D98]=&quot;corgi&quot;;[retrained.E98];0);0);0)" office:value-type="float" office:value="0.5839029" calcext:value-type="float">
            <text:p>0,5839029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39300472" calcext:value-type="float">
            <text:p>0,39300472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29757014" calcext:value-type="float">
            <text:p>0,0029757014</text:p>
          </table:table-cell>
          <table:table-cell office:value-type="float" office:value="0.0073581785" calcext:value-type="float">
            <text:p>0,0073581785</text:p>
          </table:table-cell>
          <table:table-cell office:value-type="string" calcext:value-type="string">
            <text:p>0.00848244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2903395" calcext:value-type="float">
            <text:p>0,002903395</text:p>
          </table:table-cell>
          <table:table-cell office:value-type="string" calcext:value-type="string">
            <text:p>0.008027147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20559537" calcext:value-type="float">
            <text:p>0,0020559537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61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94620556" calcext:value-type="float">
            <text:p>0,94620556</text:p>
          </table:table-cell>
          <table:table-cell table:number-columns-repeated="6"/>
          <table:table-cell table:formula="of:=IF([retrained.B108]=&quot;basenji&quot;;[retrained.C108];0)" office:value-type="float" office:value="0.94620556" calcext:value-type="float">
            <text:p>0,94620556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05326037" calcext:value-type="float">
            <text:p>0,005326037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052353744" calcext:value-type="float">
            <text:p>0,0052353744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0396812" calcext:value-type="float">
            <text:p>0,00396812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28347843" calcext:value-type="float">
            <text:p>0,002834784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49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46088412" calcext:value-type="float">
            <text:p>0,46088412</text:p>
          </table:table-cell>
          <table:table-cell office:value-type="string" calcext:value-type="string">
            <text:p>0.27511308</text:p>
          </table:table-cell>
          <table:table-cell table:number-columns-repeated="5"/>
          <table:table-cell table:formula="of:=IF([retrained.B118]=&quot;havanese&quot;;[retrained.C118];0)" office:value-type="float" office:value="0.46088412" calcext:value-type="float">
            <text:p>0,4608841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32980967" calcext:value-type="float">
            <text:p>0,32980967</text:p>
          </table:table-cell>
          <table:table-cell office:value-type="string" calcext:value-type="string">
            <text:p>0.23607057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1132424" calcext:value-type="float">
            <text:p>0,1132424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07706331" calcext:value-type="float">
            <text:p>0,07706331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050993236" calcext:value-type="float">
            <text:p>0,0050993236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60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33014992" calcext:value-type="float">
            <text:p>0,33014992</text:p>
          </table:table-cell>
          <table:table-cell table:number-columns-repeated="5"/>
          <table:table-cell table:formula="of:=IF([retrained.B128]=&quot;norwegian&quot;;IF([retrained.C128]=&quot;lundehund&quot;;[retrained.D128];0);0)" office:value-type="float" office:value="0.33014992" calcext:value-type="float">
            <text:p>0,33014992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30063945" calcext:value-type="float">
            <text:p>0,30063945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19839557" calcext:value-type="float">
            <text:p>0,19839557</text:p>
          </table:table-cell>
          <table:table-cell office:value-type="string" calcext:value-type="string">
            <text:p>0.08464501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4671197" calcext:value-type="float">
            <text:p>0,04671197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38285404" calcext:value-type="float">
            <text:p>0,038285404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68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5890262" calcext:value-type="float">
            <text:p>0,5890262</text:p>
          </table:table-cell>
          <table:table-cell office:value-type="string" calcext:value-type="string">
            <text:p>0.78701574</text:p>
          </table:table-cell>
          <table:table-cell table:number-columns-repeated="4"/>
          <table:table-cell table:formula="of:=IF([retrained.B138]=&quot;miniature&quot;;IF([retrained.C138]=&quot;schnauzer&quot;;[retrained.D138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niature</text:p>
          </table:table-cell>
          <table:table-cell office:value-type="string" calcext:value-type="string">
            <text:p>schnauzer</text:p>
          </table:table-cell>
          <table:table-cell office:value-type="float" office:value="0.176605" calcext:value-type="float">
            <text:p>0,176605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6649404" calcext:value-type="float">
            <text:p>0,06649404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15737027" calcext:value-type="float">
            <text:p>0,015737027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wirehaired</text:p>
          </table:table-cell>
          <table:table-cell office:value-type="string" calcext:value-type="string">
            <text:p>pointer</text:p>
          </table:table-cell>
          <table:table-cell office:value-type="float" office:value="0.013229352" calcext:value-type="float">
            <text:p>0,013229352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4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89070356" calcext:value-type="float">
            <text:p>0,89070356</text:p>
          </table:table-cell>
          <table:table-cell table:number-columns-repeated="4"/>
          <table:table-cell table:formula="of:=IF([retrained.B148]=&quot;english&quot;;IF([retrained.C148]=&quot;springer&quot;;IF([retrained.D148]=&quot;spaniel&quot;;[retrained.E148];0);0);0)" office:value-type="float" office:value="0.89070356" calcext:value-type="float">
            <text:p>0,8907035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ittany</text:p>
          </table:table-cell>
          <table:table-cell office:value-type="float" office:value="0.03651872" calcext:value-type="float">
            <text:p>0,03651872</text:p>
          </table:table-cell>
          <table:table-cell office:value-type="string" calcext:value-type="string">
            <text:p>corgi</text:p>
          </table:table-cell>
          <table:table-cell office:value-type="string" calcext:value-type="string">
            <text:p>0.16813701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14617898" calcext:value-type="float">
            <text:p>0,014617898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09008449" calcext:value-type="float">
            <text:p>0,009008449</text:p>
          </table:table-cell>
          <table:table-cell office:value-type="string" calcext:value-type="string">
            <text:p>0.047679115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wirehaired</text:p>
          </table:table-cell>
          <table:table-cell office:value-type="string" calcext:value-type="string">
            <text:p>pointer</text:p>
          </table:table-cell>
          <table:table-cell office:value-type="float" office:value="0.0041616466" calcext:value-type="float">
            <text:p>0,0041616466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63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99741167" calcext:value-type="float">
            <text:p>0,99741167</text:p>
          </table:table-cell>
          <table:table-cell table:number-columns-repeated="5"/>
          <table:table-cell table:formula="of:=IF([retrained.B158]=&quot;afghan&quot;;IF([retrained.C158]=&quot;hound&quot;;[retrained.D158];0);0)" office:value-type="float" office:value="0.99741167" calcext:value-type="float">
            <text:p>0,9974116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010388511" calcext:value-type="float">
            <text:p>0,0010388511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018560037" calcext:value-type="float">
            <text:p>0,0001856004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016702607" calcext:value-type="float">
            <text:p>0,0001670261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00117822085" calcext:value-type="float">
            <text:p>0,000117822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6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9940035" calcext:value-type="float">
            <text:p>0,9940035</text:p>
          </table:table-cell>
          <table:table-cell table:number-columns-repeated="6"/>
          <table:table-cell table:formula="of:=IF([retrained.B168]=&quot;affenpinscher&quot;;[retrained.C168];0)" office:value-type="float" office:value="0.9940035" calcext:value-type="float">
            <text:p>0,994003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02003342" calcext:value-type="float">
            <text:p>0,0020033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008437461" calcext:value-type="float">
            <text:p>0,0008437461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00018292216" calcext:value-type="float">
            <text:p>0,0001829222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0012668292" calcext:value-type="float">
            <text:p>0,0001266829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5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7977656" calcext:value-type="float">
            <text:p>0,97977656</text:p>
          </table:table-cell>
          <table:table-cell table:number-columns-repeated="6"/>
          <table:table-cell table:formula="of:=IF([retrained.B178]=&quot;pomeranian&quot;;[retrained.C178];0)" office:value-type="float" office:value="0.97977656" calcext:value-type="float">
            <text:p>0,9797765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skimo</text:p>
          </table:table-cell>
          <table:table-cell office:value-type="string" calcext:value-type="string">
            <text:p>dog</text:p>
          </table:table-cell>
          <table:table-cell office:value-type="float" office:value="0.005717589" calcext:value-type="float">
            <text:p>0,005717589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keeshond</text:p>
          </table:table-cell>
          <table:table-cell office:value-type="float" office:value="0.0015213728" calcext:value-type="float">
            <text:p>0,0015213728</text:p>
          </table:table-cell>
          <table:table-cell office:value-type="float" office:value="0.0033013416" calcext:value-type="float">
            <text:p>0,0033013416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0014478411" calcext:value-type="float">
            <text:p>0,0014478411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13166836" calcext:value-type="float">
            <text:p>0,0013166836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4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93920296" calcext:value-type="float">
            <text:p>0,93920296</text:p>
          </table:table-cell>
          <table:table-cell table:number-columns-repeated="4"/>
          <table:table-cell table:formula="of:=IF([retrained.B188]=&quot;german&quot;;IF([retrained.C188]=&quot;shepherd&quot;;IF([retrained.D188]=&quot;dog&quot;;[retrained.E188];0);0);0)" office:value-type="float" office:value="0.93920296" calcext:value-type="float">
            <text:p>0,9392029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027365072" calcext:value-type="float">
            <text:p>0,02736507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tervuren</text:p>
          </table:table-cell>
          <table:table-cell office:value-type="float" office:value="0.013404781" calcext:value-type="float">
            <text:p>0,01340478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06115562" calcext:value-type="float">
            <text:p>0,006115562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auceron</text:p>
          </table:table-cell>
          <table:table-cell office:value-type="float" office:value="0.003266816" calcext:value-type="float">
            <text:p>0,003266816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5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99052507" calcext:value-type="float">
            <text:p>0,99052507</text:p>
          </table:table-cell>
          <table:table-cell table:number-columns-repeated="5"/>
          <table:table-cell table:formula="of:=IF([retrained.B198]=&quot;australian&quot;;IF([retrained.C198]=&quot;shepherd&quot;;[retrained.D198];0);0)" office:value-type="float" office:value="0.99052507" calcext:value-type="float">
            <text:p>0,9905250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0043424987" calcext:value-type="float">
            <text:p>0,0043424987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16629497" calcext:value-type="float">
            <text:p>0,0016629497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14545916" calcext:value-type="float">
            <text:p>0,0014545916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04017614" calcext:value-type="float">
            <text:p>0,0004017614</text:p>
          </table:table-cell>
          <table:table-cell table:number-columns-repeated="8"/>
        </table:table-row>
      </table:table>
      <table:table table:name="op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9"/>
          <table:table-cell office:value-type="string" calcext:value-type="string">
            <text:p>01-23 10:33:43.811 29316-29762/org.tensorflow.demo I/tensorflow: ClassifierActivity: Inference time: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float" office:value="81839945" calcext:value-type="float">
            <text:p>81839945</text:p>
          </table:table-cell>
          <table:table-cell office:value-type="float" office:value="88222145" calcext:value-type="float">
            <text:p>88222145</text:p>
          </table:table-cell>
          <table:table-cell table:style-name="ce1" office:value-type="percentage" office:value="0.072" calcext:value-type="percentage">
            <text:p>7,20%</text:p>
          </table:table-cell>
          <table:table-cell office:value-type="string" calcext:value-type="string">
            <text:p>/home/aw/MobileInceptionRetrained/graphs/inception_v3_4000/opt1_retrained_dog_graph_inception_v3_4000_0.03.pb</text:p>
          </table:table-cell>
          <table:table-cell table:number-columns-repeated="9"/>
          <table:table-cell office:value-type="string" calcext:value-type="string">
            <text:p>01-23 10:33:46.968 29316-29762/org.tensorflow.demo I/tensorflow: ClassifierActivity: Inference time: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33:50.074 29316-29762/org.tensorflow.demo I/tensorflow: ClassifierActivity: Inference time: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3" table:formula="of:=AVERAGE([opt1.J6:.J202])" office:value-type="float" office:value="0.7227482505" calcext:value-type="float">
            <text:p>0,7227482505</text:p>
          </table:table-cell>
          <table:table-cell table:style-name="ce3" table:formula="of:=COUNTIFS([opt1.J6:.J200];&quot;=0&quot;)" office:value-type="float" office:value="2" calcext:value-type="float">
            <text:p>2</text:p>
          </table:table-cell>
          <table:table-cell table:style-name="ce3" table:formula="of:=AVERAGE([.P1:.P20])" office:value-type="float" office:value="1092.15" calcext:value-type="float">
            <text:p>1092,15</text:p>
          </table:table-cell>
          <table:table-cell table:number-columns-repeated="2"/>
          <table:table-cell office:value-type="string" calcext:value-type="string">
            <text:p>01-23 10:33:53.247 29316-29762/org.tensorflow.demo I/tensorflow: ClassifierActivity: Inference time: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33:56.437 29316-29762/org.tensorflow.demo I/tensorflow: ClassifierActivity: Inference time: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8s</text:p>
          </table:table-cell>
          <table:table-cell table:number-columns-repeated="10"/>
          <table:table-cell office:value-type="string" calcext:value-type="string">
            <text:p>01-23 10:33:59.573 29316-29762/org.tensorflow.demo I/tensorflow: ClassifierActivity: Inference time: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34:02.709 29316-29762/org.tensorflow.demo I/tensorflow: ClassifierActivity: Inference time: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70778126" calcext:value-type="float">
            <text:p>0,70778126</text:p>
          </table:table-cell>
          <table:table-cell table:number-columns-repeated="5"/>
          <table:table-cell table:formula="of:=IF([opt1.B8]=&quot;great&quot;;IF([opt1.C8]=&quot;dane&quot;;[opt1.D8];0);0)" office:value-type="float" office:value="0.70778126" calcext:value-type="float">
            <text:p>0,70778126</text:p>
          </table:table-cell>
          <table:table-cell table:number-columns-repeated="4"/>
          <table:table-cell office:value-type="string" calcext:value-type="string">
            <text:p>01-23 10:34:05.869 29316-29762/org.tensorflow.demo I/tensorflow: ClassifierActivity: Inference time: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corso</text:p>
          </table:table-cell>
          <table:table-cell office:value-type="float" office:value="0.09314888" calcext:value-type="float">
            <text:p>0,09314888</text:p>
          </table:table-cell>
          <table:table-cell table:number-columns-repeated="10"/>
          <table:table-cell office:value-type="string" calcext:value-type="string">
            <text:p>01-23 10:34:08.913 29316-29762/org.tensorflow.demo I/tensorflow: ClassifierActivity: Inference time: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lott</text:p>
          </table:table-cell>
          <table:table-cell office:value-type="float" office:value="0.07542071" calcext:value-type="float">
            <text:p>0,07542071</text:p>
          </table:table-cell>
          <table:table-cell office:value-type="float" office:value="0.08618514" calcext:value-type="float">
            <text:p>0,08618514</text:p>
          </table:table-cell>
          <table:table-cell table:number-columns-repeated="10"/>
          <table:table-cell office:value-type="string" calcext:value-type="string">
            <text:p>01-23 10:34:12.146 29316-29762/org.tensorflow.demo I/tensorflow: ClassifierActivity: Inference time: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eapolitan</text:p>
          </table:table-cell>
          <table:table-cell office:value-type="string" calcext:value-type="string">
            <text:p>mastiff</text:p>
          </table:table-cell>
          <table:table-cell office:value-type="float" office:value="0.04523624" calcext:value-type="float">
            <text:p>0,04523624</text:p>
          </table:table-cell>
          <table:table-cell table:number-columns-repeated="10"/>
          <table:table-cell office:value-type="string" calcext:value-type="string">
            <text:p>01-23 10:34:15.116 29316-29762/org.tensorflow.demo I/tensorflow: ClassifierActivity: Inference time: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15327645" calcext:value-type="float">
            <text:p>0,015327645</text:p>
          </table:table-cell>
          <table:table-cell table:number-columns-repeated="11"/>
          <table:table-cell office:value-type="string" calcext:value-type="string">
            <text:p>01-23 10:34:18.230 29316-29762/org.tensorflow.demo I/tensorflow: ClassifierActivity: Inference time: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34:21.375 29316-29762/org.tensorflow.demo I/tensorflow: ClassifierActivity: Inference time: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3"/>
          <table:table-cell office:value-type="string" calcext:value-type="string">
            <text:p>01-23 10:34:24.633 29316-29762/org.tensorflow.demo I/tensorflow: ClassifierActivity: Inference time: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34:27.735 29316-29762/org.tensorflow.demo I/tensorflow: ClassifierActivity: Inference time: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9s</text:p>
          </table:table-cell>
          <table:table-cell table:number-columns-repeated="10"/>
          <table:table-cell office:value-type="string" calcext:value-type="string">
            <text:p>01-23 10:34:30.869 29316-29762/org.tensorflow.demo I/tensorflow: ClassifierActivity: Inference time: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34:33.872 29316-29762/org.tensorflow.demo I/tensorflow: ClassifierActivity: Inference time: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6191345" calcext:value-type="float">
            <text:p>0,6191345</text:p>
          </table:table-cell>
          <table:table-cell table:number-columns-repeated="6"/>
          <table:table-cell table:formula="of:=IF([opt1.B18]=&quot;maltese&quot;;[opt1.C18]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-23 10:34:37.122 29316-29762/org.tensorflow.demo I/tensorflow: ClassifierActivity: Inference time: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14286709" calcext:value-type="float">
            <text:p>0,14286709</text:p>
          </table:table-cell>
          <table:table-cell table:number-columns-repeated="11"/>
          <table:table-cell office:value-type="string" calcext:value-type="string">
            <text:p>01-23 10:34:40.457 29316-29762/org.tensorflow.demo I/tensorflow: ClassifierActivity: Inference time: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82887046" calcext:value-type="float">
            <text:p>0,082887046</text:p>
          </table:table-cell>
          <table:table-cell table:number-columns-repeated="11"/>
          <table:table-cell office:value-type="string" calcext:value-type="string">
            <text:p>01-23 10:34:43.687 29316-29762/org.tensorflow.demo I/tensorflow: ClassifierActivity: Inference time: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4949718" calcext:value-type="float">
            <text:p>0,04949718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3285418" calcext:value-type="float">
            <text:p>0,03285418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9386832" calcext:value-type="float">
            <text:p>0,9386832</text:p>
          </table:table-cell>
          <table:table-cell table:number-columns-repeated="5"/>
          <table:table-cell table:formula="of:=IF([opt1.B28]=&quot;border&quot;;IF([opt1.C28]=&quot;collie&quot;;[opt1.D28];0);0)" office:value-type="float" office:value="0.9386832" calcext:value-type="float">
            <text:p>0,938683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046433546" calcext:value-type="float">
            <text:p>0,046433546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4244216" calcext:value-type="float">
            <text:p>0,004244216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2886628" calcext:value-type="float">
            <text:p>0,002886628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0054058706" calcext:value-type="float">
            <text:p>0,0005405871</text:p>
          </table:table-cell>
          <table:table-cell office:value-type="string" calcext:value-type="string">
            <text:p>retriever</text:p>
          </table:table-cell>
          <table:table-cell office:value-type="float" office:value="0.0015393513" calcext:value-type="float">
            <text:p>0,0015393513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swiss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61949104" calcext:value-type="float">
            <text:p>0,61949104</text:p>
          </table:table-cell>
          <table:table-cell table:number-columns-repeated="3"/>
          <table:table-cell table:formula="of:=IF([opt1.B38]=&quot;greater&quot;;IF([opt1.C38]=&quot;swiss&quot;;IF([opt1.D38]=&quot;mountain&quot;;IF([opt1.E38]=&quot;dog&quot;;[opt1.F38];0);0);0);0)" office:value-type="float" office:value="0.61949104" calcext:value-type="float">
            <text:p>0,61949104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lebucher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31429178" calcext:value-type="float">
            <text:p>0,31429178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29025797" calcext:value-type="float">
            <text:p>0,029025797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pinscher</text:p>
          </table:table-cell>
          <table:table-cell office:value-type="float" office:value="0.001914226" calcext:value-type="float">
            <text:p>0,001914226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luetick</text:p>
          </table:table-cell>
          <table:table-cell office:value-type="string" calcext:value-type="string">
            <text:p>coonhound</text:p>
          </table:table-cell>
          <table:table-cell office:value-type="float" office:value="0.0018483856" calcext:value-type="float">
            <text:p>0,0018483856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8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99299484" calcext:value-type="float">
            <text:p>0,99299484</text:p>
          </table:table-cell>
          <table:table-cell table:number-columns-repeated="5"/>
          <table:table-cell table:formula="of:=IF([opt1.B48]=&quot;bedlington&quot;;IF([opt1.C48]=&quot;terrier&quot;;[opt1.D48];0);0)" office:value-type="float" office:value="0.99299484" calcext:value-type="float">
            <text:p>0,99299484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06468196" calcext:value-type="float">
            <text:p>0,0006468196</text:p>
          </table:table-cell>
          <table:table-cell table:number-columns-repeated="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0049410114" calcext:value-type="float">
            <text:p>0,0004941011</text:p>
          </table:table-cell>
          <table:table-cell table:number-columns-repeated="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00037277647" calcext:value-type="float">
            <text:p>0,0003727765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le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maal</text:p>
          </table:table-cell>
          <table:table-cell office:value-type="string" calcext:value-type="string">
            <text:p>terrier</text:p>
          </table:table-cell>
          <table:table-cell office:value-type="float" office:value="0.00035845803" calcext:value-type="float">
            <text:p>0,000358458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91083944" calcext:value-type="float">
            <text:p>0,91083944</text:p>
          </table:table-cell>
          <table:table-cell table:number-columns-repeated="6"/>
          <table:table-cell table:formula="of:=IF([opt1.B58]=&quot;akita&quot;;[opt1.C58];0)" office:value-type="float" office:value="0.91083944" calcext:value-type="float">
            <text:p>0,91083944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21594467" calcext:value-type="float">
            <text:p>0,021594467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19615501" calcext:value-type="float">
            <text:p>0,019615501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16840803" calcext:value-type="float">
            <text:p>0,016840803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14247571" calcext:value-type="float">
            <text:p>0,014247571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9989115" calcext:value-type="float">
            <text:p>0,9989115</text:p>
          </table:table-cell>
          <table:table-cell table:number-columns-repeated="6"/>
          <table:table-cell table:formula="of:=IF([opt1.B68]=&quot;chihuahua&quot;;[opt1.C68];0)" office:value-type="float" office:value="0.9989115" calcext:value-type="float">
            <text:p>0,9989115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0023611344" calcext:value-type="float">
            <text:p>0,0002361134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table:style-name="ce2" office:value-type="float" office:value="0.00009501937" calcext:value-type="float">
            <text:p>9,50E-05</text:p>
          </table:table-cell>
          <table:table-cell table:number-columns-repeated="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terrier</text:p>
          </table:table-cell>
          <table:table-cell table:style-name="ce2" office:value-type="float" office:value="0.000077439545" calcext:value-type="float">
            <text:p>7,74E-05</text:p>
          </table:table-cell>
          <table:table-cell table:number-columns-repeated="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chin</text:p>
          </table:table-cell>
          <table:table-cell table:style-name="ce2" office:value-type="float" office:value="0.000053494958" calcext:value-type="float">
            <text:p>5,35E-0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3095262" calcext:value-type="float">
            <text:p>0,3095262</text:p>
          </table:table-cell>
          <table:table-cell table:number-columns-repeated="4"/>
          <table:table-cell table:formula="of:=IF([opt1.B78]=&quot;pembroke&quot;;IF([opt1.C78]=&quot;welsh&quot;;IF([opt1.D78]=&quot;corgi&quot;;[opt1.E78];0);0);0)" office:value-type="float" office:value="0.3095262" calcext:value-type="float">
            <text:p>0,3095262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9686686" calcext:value-type="float">
            <text:p>0,29686686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12524645" calcext:value-type="float">
            <text:p>0,12524645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843842" calcext:value-type="float">
            <text:p>0,0843842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27517388" calcext:value-type="float">
            <text:p>0,027517388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86397123" calcext:value-type="float">
            <text:p>0,86397123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opt1.B88]=&quot;canaan&quot;;IF([opt1.C88]=&quot;dog&quot;;[opt1.D88];0);0)" office:value-type="float" office:value="0.86397123" calcext:value-type="float">
            <text:p>0,8639712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049917866" calcext:value-type="float">
            <text:p>0,049917866</text:p>
          </table:table-cell>
          <table:table-cell office:value-type="string" calcext:value-type="string">
            <text:p>corgi</text:p>
          </table:table-cell>
          <table:table-cell office:value-type="string" calcext:value-type="string">
            <text:p>0.39514622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41759357" calcext:value-type="float">
            <text:p>0,041759357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atoli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063908175" calcext:value-type="float">
            <text:p>0,0063908175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051371427" calcext:value-type="float">
            <text:p>0,0051371427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5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5839029" calcext:value-type="float">
            <text:p>0,5839029</text:p>
          </table:table-cell>
          <table:table-cell table:number-columns-repeated="4"/>
          <table:table-cell table:formula="of:=IF([opt1.B98]=&quot;cardigan&quot;;IF([opt1.C98]=&quot;welsh&quot;;IF([opt1.D98]=&quot;corgi&quot;;[opt1.E98];0);0);0)" office:value-type="float" office:value="0.5839029" calcext:value-type="float">
            <text:p>0,5839029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39300472" calcext:value-type="float">
            <text:p>0,39300472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29757014" calcext:value-type="float">
            <text:p>0,0029757014</text:p>
          </table:table-cell>
          <table:table-cell office:value-type="float" office:value="0.007358198" calcext:value-type="float">
            <text:p>0,007358198</text:p>
          </table:table-cell>
          <table:table-cell office:value-type="string" calcext:value-type="string">
            <text:p>0.00848244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29034005" calcext:value-type="float">
            <text:p>0,0029034005</text:p>
          </table:table-cell>
          <table:table-cell office:value-type="string" calcext:value-type="string">
            <text:p>0.008027147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20559565" calcext:value-type="float">
            <text:p>0,002055956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6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9462057" calcext:value-type="float">
            <text:p>0,9462057</text:p>
          </table:table-cell>
          <table:table-cell table:number-columns-repeated="6"/>
          <table:table-cell table:formula="of:=IF([opt1.B108]=&quot;basenji&quot;;[opt1.C108];0)" office:value-type="float" office:value="0.9462057" calcext:value-type="float">
            <text:p>0,9462057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053259963" calcext:value-type="float">
            <text:p>0,0053259963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05235375" calcext:value-type="float">
            <text:p>0,005235375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039680926" calcext:value-type="float">
            <text:p>0,0039680926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2834786" calcext:value-type="float">
            <text:p>0,002834786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96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46088377" calcext:value-type="float">
            <text:p>0,46088377</text:p>
          </table:table-cell>
          <table:table-cell office:value-type="string" calcext:value-type="string">
            <text:p>0.27511308</text:p>
          </table:table-cell>
          <table:table-cell table:number-columns-repeated="5"/>
          <table:table-cell table:formula="of:=IF([opt1.B118]=&quot;havanese&quot;;[opt1.C118];0)" office:value-type="float" office:value="0.46088377" calcext:value-type="float">
            <text:p>0,46088377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3298097" calcext:value-type="float">
            <text:p>0,3298097</text:p>
          </table:table-cell>
          <table:table-cell office:value-type="string" calcext:value-type="string">
            <text:p>0.23607057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11324307" calcext:value-type="float">
            <text:p>0,11324307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07706295" calcext:value-type="float">
            <text:p>0,07706295</text:p>
          </table:table-cell>
          <table:table-cell table:number-columns-repeated="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050993436" calcext:value-type="float">
            <text:p>0,0050993436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98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33015049" calcext:value-type="float">
            <text:p>0,33015049</text:p>
          </table:table-cell>
          <table:table-cell table:number-columns-repeated="5"/>
          <table:table-cell table:formula="of:=IF([opt1.B128]=&quot;norwegian&quot;;IF([opt1.C128]=&quot;lundehund&quot;;[opt1.D128];0);0)" office:value-type="float" office:value="0.33015049" calcext:value-type="float">
            <text:p>0,33015049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3006397" calcext:value-type="float">
            <text:p>0,3006397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1983943" calcext:value-type="float">
            <text:p>0,1983943</text:p>
          </table:table-cell>
          <table:table-cell office:value-type="string" calcext:value-type="string">
            <text:p>0.08464501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4671207" calcext:value-type="float">
            <text:p>0,04671207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3828551" calcext:value-type="float">
            <text:p>0,03828551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6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5890258" calcext:value-type="float">
            <text:p>0,5890258</text:p>
          </table:table-cell>
          <table:table-cell office:value-type="string" calcext:value-type="string">
            <text:p>0.78701574</text:p>
          </table:table-cell>
          <table:table-cell table:number-columns-repeated="4"/>
          <table:table-cell table:formula="of:=IF([opt1.B138]=&quot;miniature&quot;;IF([opt1.C138]=&quot;schnauzer&quot;;[opt1.D138]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niature</text:p>
          </table:table-cell>
          <table:table-cell office:value-type="string" calcext:value-type="string">
            <text:p>schnauzer</text:p>
          </table:table-cell>
          <table:table-cell office:value-type="float" office:value="0.1766053" calcext:value-type="float">
            <text:p>0,1766053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66494025" calcext:value-type="float">
            <text:p>0,066494025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15736984" calcext:value-type="float">
            <text:p>0,015736984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wirehaired</text:p>
          </table:table-cell>
          <table:table-cell office:value-type="string" calcext:value-type="string">
            <text:p>pointer</text:p>
          </table:table-cell>
          <table:table-cell office:value-type="float" office:value="0.013229324" calcext:value-type="float">
            <text:p>0,013229324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96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8907037" calcext:value-type="float">
            <text:p>0,8907037</text:p>
          </table:table-cell>
          <table:table-cell table:number-columns-repeated="4"/>
          <table:table-cell table:formula="of:=IF([opt1.B148]=&quot;english&quot;;IF([opt1.C148]=&quot;springer&quot;;IF([opt1.D148]=&quot;spaniel&quot;;[opt1.E148];0);0);0)" office:value-type="float" office:value="0.8907037" calcext:value-type="float">
            <text:p>0,89070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ittany</text:p>
          </table:table-cell>
          <table:table-cell office:value-type="float" office:value="0.036518585" calcext:value-type="float">
            <text:p>0,036518585</text:p>
          </table:table-cell>
          <table:table-cell office:value-type="string" calcext:value-type="string">
            <text:p>corgi</text:p>
          </table:table-cell>
          <table:table-cell office:value-type="string" calcext:value-type="string">
            <text:p>0.16813701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14617948" calcext:value-type="float">
            <text:p>0,014617948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090084635" calcext:value-type="float">
            <text:p>0,0090084635</text:p>
          </table:table-cell>
          <table:table-cell office:value-type="string" calcext:value-type="string">
            <text:p>0.047679115</text:p>
          </table:table-cell>
          <table:table-cell table:number-columns-repeated="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wirehaired</text:p>
          </table:table-cell>
          <table:table-cell office:value-type="string" calcext:value-type="string">
            <text:p>pointer</text:p>
          </table:table-cell>
          <table:table-cell office:value-type="float" office:value="0.0041616457" calcext:value-type="float">
            <text:p>0,0041616457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6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99741167" calcext:value-type="float">
            <text:p>0,99741167</text:p>
          </table:table-cell>
          <table:table-cell table:number-columns-repeated="5"/>
          <table:table-cell table:formula="of:=IF([opt1.B158]=&quot;afghan&quot;;IF([opt1.C158]=&quot;hound&quot;;[opt1.D158];0);0)" office:value-type="float" office:value="0.99741167" calcext:value-type="float">
            <text:p>0,99741167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010388491" calcext:value-type="float">
            <text:p>0,0010388491</text:p>
          </table:table-cell>
          <table:table-cell table:number-columns-repeated="1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018560002" calcext:value-type="float">
            <text:p>0,0001856</text:p>
          </table:table-cell>
          <table:table-cell table:number-columns-repeated="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01670256" calcext:value-type="float">
            <text:p>0,0001670256</text:p>
          </table:table-cell>
          <table:table-cell table:number-columns-repeated="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00117821415" calcext:value-type="float">
            <text:p>0,0001178214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9940035" calcext:value-type="float">
            <text:p>0,9940035</text:p>
          </table:table-cell>
          <table:table-cell table:number-columns-repeated="6"/>
          <table:table-cell table:formula="of:=IF([opt1.B168]=&quot;affenpinscher&quot;;[opt1.C168];0)" office:value-type="float" office:value="0.9940035" calcext:value-type="float">
            <text:p>0,9940035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020033505" calcext:value-type="float">
            <text:p>0,0020033505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008437502" calcext:value-type="float">
            <text:p>0,0008437502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00018292286" calcext:value-type="float">
            <text:p>0,0001829229</text:p>
          </table:table-cell>
          <table:table-cell table:number-columns-repeated="1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0012668292" calcext:value-type="float">
            <text:p>0,0001266829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8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797767" calcext:value-type="float">
            <text:p>0,9797767</text:p>
          </table:table-cell>
          <table:table-cell table:number-columns-repeated="6"/>
          <table:table-cell table:formula="of:=IF([opt1.B178]=&quot;pomeranian&quot;;[opt1.C178];0)" office:value-type="float" office:value="0.9797767" calcext:value-type="float">
            <text:p>0,979776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skimo</text:p>
          </table:table-cell>
          <table:table-cell office:value-type="string" calcext:value-type="string">
            <text:p>dog</text:p>
          </table:table-cell>
          <table:table-cell office:value-type="float" office:value="0.0057175895" calcext:value-type="float">
            <text:p>0,0057175895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keeshond</text:p>
          </table:table-cell>
          <table:table-cell office:value-type="float" office:value="0.00152137" calcext:value-type="float">
            <text:p>0,00152137</text:p>
          </table:table-cell>
          <table:table-cell office:value-type="float" office:value="0.0033013371" calcext:value-type="float">
            <text:p>0,0033013371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0014478384" calcext:value-type="float">
            <text:p>0,0014478384</text:p>
          </table:table-cell>
          <table:table-cell table:number-columns-repeated="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13166826" calcext:value-type="float">
            <text:p>0,0013166826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9392028" calcext:value-type="float">
            <text:p>0,9392028</text:p>
          </table:table-cell>
          <table:table-cell table:number-columns-repeated="4"/>
          <table:table-cell table:formula="of:=IF([opt1.B188]=&quot;german&quot;;IF([opt1.C188]=&quot;shepherd&quot;;IF([opt1.D188]=&quot;dog&quot;;[opt1.E188];0);0);0)" office:value-type="float" office:value="0.9392028" calcext:value-type="float">
            <text:p>0,9392028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027365195" calcext:value-type="float">
            <text:p>0,027365195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tervuren</text:p>
          </table:table-cell>
          <table:table-cell office:value-type="float" office:value="0.0134048425" calcext:value-type="float">
            <text:p>0,0134048425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06115599" calcext:value-type="float">
            <text:p>0,006115599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auceron</text:p>
          </table:table-cell>
          <table:table-cell office:value-type="float" office:value="0.0032668326" calcext:value-type="float">
            <text:p>0,0032668326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6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99052507" calcext:value-type="float">
            <text:p>0,99052507</text:p>
          </table:table-cell>
          <table:table-cell table:number-columns-repeated="5"/>
          <table:table-cell table:formula="of:=IF([opt1.B198]=&quot;australian&quot;;IF([opt1.C198]=&quot;shepherd&quot;;[opt1.D198];0);0)" office:value-type="float" office:value="0.99052507" calcext:value-type="float">
            <text:p>0,99052507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004342515" calcext:value-type="float">
            <text:p>0,004342515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16629584" calcext:value-type="float">
            <text:p>0,0016629584</text:p>
          </table:table-cell>
          <table:table-cell table:number-columns-repeated="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14545916" calcext:value-type="float">
            <text:p>0,0014545916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040176275" calcext:value-type="float">
            <text:p>0,0004017628</text:p>
          </table:table-cell>
          <table:table-cell table:number-columns-repeated="13"/>
        </table:table-row>
      </table:table>
      <table:table table:name="opt2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9"/>
          <table:table-cell office:value-type="string" calcext:value-type="string">
            <text:p>01-23 10:38:36.201 30533-31034/org.tensorflow.demo I/tensorflow: ClassifierActivity: Inference time: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float" office:value="24164803" calcext:value-type="float">
            <text:p>24164803</text:p>
          </table:table-cell>
          <table:table-cell office:value-type="float" office:value="88224397" calcext:value-type="float">
            <text:p>88224397</text:p>
          </table:table-cell>
          <table:table-cell table:style-name="ce1" office:value-type="percentage" office:value="0.726" calcext:value-type="percentage">
            <text:p>72,60%</text:p>
          </table:table-cell>
          <table:table-cell office:value-type="string" calcext:value-type="string">
            <text:p>/home/aw/MobileInceptionRetrained/graphs/inception_v3_4000/opt2_retrained_dog_graph_inception_v3_4000_0.03.pb</text:p>
          </table:table-cell>
          <table:table-cell table:number-columns-repeated="9"/>
          <table:table-cell office:value-type="string" calcext:value-type="string">
            <text:p>01-23 10:38:39.457 30533-31034/org.tensorflow.demo I/tensorflow: ClassifierActivity: Inference time: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38:42.908 30533-31034/org.tensorflow.demo I/tensorflow: ClassifierActivity: Inference time: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3" table:formula="of:=AVERAGE([opt2.J6:.J202])" office:value-type="float" office:value="0.698508064" calcext:value-type="float">
            <text:p>0,698508064</text:p>
          </table:table-cell>
          <table:table-cell table:style-name="ce3" table:formula="of:=COUNTIFS([opt2.J6:.J200];&quot;=0&quot;)" office:value-type="float" office:value="3" calcext:value-type="float">
            <text:p>3</text:p>
          </table:table-cell>
          <table:table-cell table:style-name="ce3" table:formula="of:=AVERAGE([.P1:.P20])" office:value-type="float" office:value="1094.4" calcext:value-type="float">
            <text:p>1094,4</text:p>
          </table:table-cell>
          <table:table-cell table:number-columns-repeated="2"/>
          <table:table-cell office:value-type="string" calcext:value-type="string">
            <text:p>01-23 10:38:46.197 30533-31034/org.tensorflow.demo I/tensorflow: ClassifierActivity: Inference time: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38:49.480 30533-31034/org.tensorflow.demo I/tensorflow: ClassifierActivity: Inference time: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0s</text:p>
          </table:table-cell>
          <table:table-cell table:number-columns-repeated="10"/>
          <table:table-cell office:value-type="string" calcext:value-type="string">
            <text:p>01-23 10:38:52.811 30533-31034/org.tensorflow.demo I/tensorflow: ClassifierActivity: Inference time: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38:56.220 30533-31034/org.tensorflow.demo I/tensorflow: ClassifierActivity: Inference time: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72242874" calcext:value-type="float">
            <text:p>0,72242874</text:p>
          </table:table-cell>
          <table:table-cell table:number-columns-repeated="5"/>
          <table:table-cell table:formula="of:=IF([opt2.B8]=&quot;great&quot;;IF([opt2.C8]=&quot;dane&quot;;[opt2.D8];0);0)" office:value-type="float" office:value="0.72242874" calcext:value-type="float">
            <text:p>0,72242874</text:p>
          </table:table-cell>
          <table:table-cell table:number-columns-repeated="4"/>
          <table:table-cell office:value-type="string" calcext:value-type="string">
            <text:p>01-23 10:38:59.461 30533-31034/org.tensorflow.demo I/tensorflow: ClassifierActivity: Inference time: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corso</text:p>
          </table:table-cell>
          <table:table-cell office:value-type="float" office:value="0.09342861" calcext:value-type="float">
            <text:p>0,09342861</text:p>
          </table:table-cell>
          <table:table-cell table:number-columns-repeated="10"/>
          <table:table-cell office:value-type="string" calcext:value-type="string">
            <text:p>01-23 10:39:02.972 30533-31034/org.tensorflow.demo I/tensorflow: ClassifierActivity: Inference time: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lott</text:p>
          </table:table-cell>
          <table:table-cell office:value-type="float" office:value="0.07072146" calcext:value-type="float">
            <text:p>0,07072146</text:p>
          </table:table-cell>
          <table:table-cell office:value-type="float" office:value="0.08503203" calcext:value-type="float">
            <text:p>0,08503203</text:p>
          </table:table-cell>
          <table:table-cell table:number-columns-repeated="10"/>
          <table:table-cell office:value-type="string" calcext:value-type="string">
            <text:p>01-23 10:39:06.272 30533-31034/org.tensorflow.demo I/tensorflow: ClassifierActivity: Inference time: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eapolitan</text:p>
          </table:table-cell>
          <table:table-cell office:value-type="string" calcext:value-type="string">
            <text:p>mastiff</text:p>
          </table:table-cell>
          <table:table-cell office:value-type="float" office:value="0.046265718" calcext:value-type="float">
            <text:p>0,046265718</text:p>
          </table:table-cell>
          <table:table-cell table:number-columns-repeated="10"/>
          <table:table-cell office:value-type="string" calcext:value-type="string">
            <text:p>01-23 10:39:09.521 30533-31034/org.tensorflow.demo I/tensorflow: ClassifierActivity: Inference time: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14526069" calcext:value-type="float">
            <text:p>0,014526069</text:p>
          </table:table-cell>
          <table:table-cell table:number-columns-repeated="11"/>
          <table:table-cell office:value-type="string" calcext:value-type="string">
            <text:p>01-23 10:39:12.862 30533-31034/org.tensorflow.demo I/tensorflow: ClassifierActivity: Inference time: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39:16.180 30533-31034/org.tensorflow.demo I/tensorflow: ClassifierActivity: Inference time: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3"/>
          <table:table-cell office:value-type="string" calcext:value-type="string">
            <text:p>01-23 10:39:19.660 30533-31034/org.tensorflow.demo I/tensorflow: ClassifierActivity: Inference time: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39:22.914 30533-31034/org.tensorflow.demo I/tensorflow: ClassifierActivity: Inference time: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97s</text:p>
          </table:table-cell>
          <table:table-cell table:number-columns-repeated="10"/>
          <table:table-cell office:value-type="string" calcext:value-type="string">
            <text:p>01-23 10:39:26.450 30533-31034/org.tensorflow.demo I/tensorflow: ClassifierActivity: Inference time: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39:29.639 30533-31034/org.tensorflow.demo I/tensorflow: ClassifierActivity: Inference time: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611948" calcext:value-type="float">
            <text:p>0,611948</text:p>
          </table:table-cell>
          <table:table-cell table:number-columns-repeated="6"/>
          <table:table-cell table:formula="of:=IF([opt2.B18]=&quot;maltese&quot;;[opt2.C18]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-23 10:39:32.868 30533-31034/org.tensorflow.demo I/tensorflow: ClassifierActivity: Inference time: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16186419" calcext:value-type="float">
            <text:p>0,16186419</text:p>
          </table:table-cell>
          <table:table-cell table:number-columns-repeated="11"/>
          <table:table-cell office:value-type="string" calcext:value-type="string">
            <text:p>01-23 10:39:36.176 30533-31034/org.tensorflow.demo I/tensorflow: ClassifierActivity: Inference time: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101082556" calcext:value-type="float">
            <text:p>0,101082556</text:p>
          </table:table-cell>
          <table:table-cell table:number-columns-repeated="11"/>
          <table:table-cell office:value-type="string" calcext:value-type="string">
            <text:p>01-23 10:39:39.673 30533-31034/org.tensorflow.demo I/tensorflow: ClassifierActivity: Inference time: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44367895" calcext:value-type="float">
            <text:p>0,044367895</text:p>
          </table:table-cell>
          <table:table-cell table:number-columns-repeated="10"/>
          <table:table-cell office:value-type="string" calcext:value-type="string">
            <text:p>01-23 10:39:43.001 30533-31034/org.tensorflow.demo I/tensorflow: ClassifierActivity: Inference time: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17414298" calcext:value-type="float">
            <text:p>0,017414298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5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94113666" calcext:value-type="float">
            <text:p>0,94113666</text:p>
          </table:table-cell>
          <table:table-cell table:number-columns-repeated="5"/>
          <table:table-cell table:formula="of:=IF([opt2.B28]=&quot;border&quot;;IF([opt2.C28]=&quot;collie&quot;;[opt2.D28];0);0)" office:value-type="float" office:value="0.94113666" calcext:value-type="float">
            <text:p>0,94113666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04506773" calcext:value-type="float">
            <text:p>0,04506773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33703074" calcext:value-type="float">
            <text:p>0,0033703074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25649865" calcext:value-type="float">
            <text:p>0,0025649865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0051418674" calcext:value-type="float">
            <text:p>0,0005141867</text:p>
          </table:table-cell>
          <table:table-cell office:value-type="string" calcext:value-type="string">
            <text:p>retriever</text:p>
          </table:table-cell>
          <table:table-cell office:value-type="float" office:value="0.0014526249" calcext:value-type="float">
            <text:p>0,0014526249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8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swiss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48084056" calcext:value-type="float">
            <text:p>0,48084056</text:p>
          </table:table-cell>
          <table:table-cell table:number-columns-repeated="3"/>
          <table:table-cell table:formula="of:=IF([opt2.B38]=&quot;greater&quot;;IF([opt2.C38]=&quot;swiss&quot;;IF([opt2.D38]=&quot;mountain&quot;;IF([opt2.E38]=&quot;dog&quot;;[opt2.F38];0);0);0);0)" office:value-type="float" office:value="0.48084056" calcext:value-type="float">
            <text:p>0,48084056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lebucher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4279606" calcext:value-type="float">
            <text:p>0,4279606</text:p>
          </table:table-cell>
          <table:table-cell office:value-type="float" office:value="0.39465192" calcext:value-type="float">
            <text:p>0,39465192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2815235" calcext:value-type="float">
            <text:p>0,02815235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030112134" calcext:value-type="float">
            <text:p>0,0030112134</text:p>
          </table:table-cell>
          <table:table-cell office:value-type="float" office:value="0.004559981" calcext:value-type="float">
            <text:p>0,004559981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27386758" calcext:value-type="float">
            <text:p>0,0027386758</text:p>
          </table:table-cell>
          <table:table-cell office:value-type="float" office:value="0.00514824" calcext:value-type="float">
            <text:p>0,0051482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98436433" calcext:value-type="float">
            <text:p>0,98436433</text:p>
          </table:table-cell>
          <table:table-cell table:number-columns-repeated="5"/>
          <table:table-cell table:formula="of:=IF([opt2.B48]=&quot;bedlington&quot;;IF([opt2.C48]=&quot;terrier&quot;;[opt2.D48];0);0)" office:value-type="float" office:value="0.98436433" calcext:value-type="float">
            <text:p>0,98436433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0019017732" calcext:value-type="float">
            <text:p>0,0019017732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le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maal</text:p>
          </table:table-cell>
          <table:table-cell office:value-type="string" calcext:value-type="string">
            <text:p>terrier</text:p>
          </table:table-cell>
          <table:table-cell office:value-type="float" office:value="0.0010845509" calcext:value-type="float">
            <text:p>0,0010845509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008731074" calcext:value-type="float">
            <text:p>0,0008731074</text:p>
          </table:table-cell>
          <table:table-cell office:value-type="float" office:value="0.0028263703" calcext:value-type="float">
            <text:p>0,0028263703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008005443" calcext:value-type="float">
            <text:p>0,0008005443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6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8727572" calcext:value-type="float">
            <text:p>0,8727572</text:p>
          </table:table-cell>
          <table:table-cell table:number-columns-repeated="6"/>
          <table:table-cell table:formula="of:=IF([opt2.B58]=&quot;akita&quot;;[opt2.C58];0)" office:value-type="float" office:value="0.8727572" calcext:value-type="float">
            <text:p>0,8727572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36243945" calcext:value-type="float">
            <text:p>0,036243945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26728319" calcext:value-type="float">
            <text:p>0,026728319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25789784" calcext:value-type="float">
            <text:p>0,025789784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19118818" calcext:value-type="float">
            <text:p>0,019118818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0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99890125" calcext:value-type="float">
            <text:p>0,99890125</text:p>
          </table:table-cell>
          <table:table-cell table:number-columns-repeated="6"/>
          <table:table-cell table:formula="of:=IF([opt2.B68]=&quot;chihuahua&quot;;[opt2.C68];0)" office:value-type="float" office:value="0.99890125" calcext:value-type="float">
            <text:p>0,99890125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0023719388" calcext:value-type="float">
            <text:p>0,0002371939</text:p>
          </table:table-cell>
          <table:table-cell table:number-columns-repeated="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terrier</text:p>
          </table:table-cell>
          <table:table-cell table:style-name="ce2" office:value-type="float" office:value="0.00009098092" calcext:value-type="float">
            <text:p>9,10E-05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table:style-name="ce2" office:value-type="float" office:value="0.00008732718" calcext:value-type="float">
            <text:p>8,73E-05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pillon</text:p>
          </table:table-cell>
          <table:table-cell table:style-name="ce2" office:value-type="float" office:value="0.00005428425" calcext:value-type="float">
            <text:p>5,43E-05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8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4765217" calcext:value-type="float">
            <text:p>0,24765217</text:p>
          </table:table-cell>
          <table:table-cell table:number-columns-repeated="4"/>
          <table:table-cell table:formula="of:=IF([opt2.B78]=&quot;pembroke&quot;;IF([opt2.C78]=&quot;welsh&quot;;IF([opt2.D78]=&quot;corgi&quot;;[opt2.E7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4499312" calcext:value-type="float">
            <text:p>0,24499312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19493689" calcext:value-type="float">
            <text:p>0,19493689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8749869" calcext:value-type="float">
            <text:p>0,08749869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38764372" calcext:value-type="float">
            <text:p>0,038764372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5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89507" calcext:value-type="float">
            <text:p>0,89507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opt2.B88]=&quot;canaan&quot;;IF([opt2.C88]=&quot;dog&quot;;[opt2.D88];0);0)" office:value-type="float" office:value="0.89507" calcext:value-type="float">
            <text:p>0,8950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044434585" calcext:value-type="float">
            <text:p>0,044434585</text:p>
          </table:table-cell>
          <table:table-cell office:value-type="string" calcext:value-type="string">
            <text:p>corgi</text:p>
          </table:table-cell>
          <table:table-cell office:value-type="string" calcext:value-type="string">
            <text:p>0.39514622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30428518" calcext:value-type="float">
            <text:p>0,030428518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04258712" calcext:value-type="float">
            <text:p>0,004258712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039914767" calcext:value-type="float">
            <text:p>0,0039914767</text:p>
          </table:table-cell>
          <table:table-cell office:value-type="float" office:value="0.00960582" calcext:value-type="float">
            <text:p>0,00960582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9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54351616" calcext:value-type="float">
            <text:p>0,54351616</text:p>
          </table:table-cell>
          <table:table-cell table:number-columns-repeated="4"/>
          <table:table-cell table:formula="of:=IF([opt2.B98]=&quot;cardigan&quot;;IF([opt2.C98]=&quot;welsh&quot;;IF([opt2.D98]=&quot;corgi&quot;;[opt2.E98];0);0);0)" office:value-type="float" office:value="0.54351616" calcext:value-type="float">
            <text:p>0,54351616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42547265" calcext:value-type="float">
            <text:p>0,42547265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44036563" calcext:value-type="float">
            <text:p>0,0044036563</text:p>
          </table:table-cell>
          <table:table-cell office:value-type="float" office:value="0.0072962" calcext:value-type="float">
            <text:p>0,0072962</text:p>
          </table:table-cell>
          <table:table-cell office:value-type="string" calcext:value-type="string">
            <text:p>0.00848244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28681823" calcext:value-type="float">
            <text:p>0,0028681823</text:p>
          </table:table-cell>
          <table:table-cell office:value-type="string" calcext:value-type="string">
            <text:p>0.008027147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2574641" calcext:value-type="float">
            <text:p>0,002574641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9595845" calcext:value-type="float">
            <text:p>0,9595845</text:p>
          </table:table-cell>
          <table:table-cell table:number-columns-repeated="6"/>
          <table:table-cell table:formula="of:=IF([opt2.B108]=&quot;basenji&quot;;[opt2.C108];0)" office:value-type="float" office:value="0.9595845" calcext:value-type="float">
            <text:p>0,9595845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05241452" calcext:value-type="float">
            <text:p>0,005241452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035349398" calcext:value-type="float">
            <text:p>0,0035349398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022408273" calcext:value-type="float">
            <text:p>0,0022408273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bizan</text:p>
          </table:table-cell>
          <table:table-cell office:value-type="string" calcext:value-type="string">
            <text:p>hound</text:p>
          </table:table-cell>
          <table:table-cell office:value-type="float" office:value="0.0019257884" calcext:value-type="float">
            <text:p>0,0019257884</text:p>
          </table:table-cell>
          <table:table-cell office:value-type="float" office:value="0.0050575235" calcext:value-type="float">
            <text:p>0,0050575235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7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44335392" calcext:value-type="float">
            <text:p>0,44335392</text:p>
          </table:table-cell>
          <table:table-cell office:value-type="string" calcext:value-type="string">
            <text:p>0.27511308</text:p>
          </table:table-cell>
          <table:table-cell table:number-columns-repeated="5"/>
          <table:table-cell table:formula="of:=IF([opt2.B118]=&quot;havanese&quot;;[opt2.C118];0)" office:value-type="float" office:value="0.44335392" calcext:value-type="float">
            <text:p>0,44335392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29607823" calcext:value-type="float">
            <text:p>0,29607823</text:p>
          </table:table-cell>
          <table:table-cell office:value-type="string" calcext:value-type="string">
            <text:p>0.23607057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14839156" calcext:value-type="float">
            <text:p>0,14839156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8909664" calcext:value-type="float">
            <text:p>0,08909664</text:p>
          </table:table-cell>
          <table:table-cell table:number-columns-repeated="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04319085" calcext:value-type="float">
            <text:p>0,004319085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7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37984055" calcext:value-type="float">
            <text:p>0,37984055</text:p>
          </table:table-cell>
          <table:table-cell table:number-columns-repeated="5"/>
          <table:table-cell table:formula="of:=IF([opt2.B128]=&quot;norwegian&quot;;IF([opt2.C128]=&quot;lundehund&quot;;[opt2.D128];0);0)" office:value-type="float" office:value="0.37984055" calcext:value-type="float">
            <text:p>0,37984055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24028169" calcext:value-type="float">
            <text:p>0,24028169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21033196" calcext:value-type="float">
            <text:p>0,21033196</text:p>
          </table:table-cell>
          <table:table-cell office:value-type="string" calcext:value-type="string">
            <text:p>0.08464501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46072766" calcext:value-type="float">
            <text:p>0,046072766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38497936" calcext:value-type="float">
            <text:p>0,038497936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57120174" calcext:value-type="float">
            <text:p>0,57120174</text:p>
          </table:table-cell>
          <table:table-cell office:value-type="string" calcext:value-type="string">
            <text:p>0.78701574</text:p>
          </table:table-cell>
          <table:table-cell table:number-columns-repeated="4"/>
          <table:table-cell table:formula="of:=IF([opt2.B138]=&quot;miniature&quot;;IF([opt2.C138]=&quot;schnauzer&quot;;[opt2.D138]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niature</text:p>
          </table:table-cell>
          <table:table-cell office:value-type="string" calcext:value-type="string">
            <text:p>schnauzer</text:p>
          </table:table-cell>
          <table:table-cell office:value-type="float" office:value="0.17379366" calcext:value-type="float">
            <text:p>0,17379366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64321965" calcext:value-type="float">
            <text:p>0,064321965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terrier</text:p>
          </table:table-cell>
          <table:table-cell office:value-type="float" office:value="0.014718696" calcext:value-type="float">
            <text:p>0,014718696</text:p>
          </table:table-cell>
          <table:table-cell table:number-columns-repeated="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14277718" calcext:value-type="float">
            <text:p>0,014277718</text:p>
          </table:table-cell>
          <table:table-cell office:value-type="float" office:value="0.016511986" calcext:value-type="float">
            <text:p>0,016511986</text:p>
          </table:table-cell>
          <table:table-cell office:value-type="string" calcext:value-type="string">
            <text:p>0.0090960525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8621938" calcext:value-type="float">
            <text:p>0,8621938</text:p>
          </table:table-cell>
          <table:table-cell table:number-columns-repeated="4"/>
          <table:table-cell table:formula="of:=IF([opt2.B148]=&quot;english&quot;;IF([opt2.C148]=&quot;springer&quot;;IF([opt2.D148]=&quot;spaniel&quot;;[opt2.E148];0);0);0)" office:value-type="float" office:value="0.8621938" calcext:value-type="float">
            <text:p>0,8621938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ittany</text:p>
          </table:table-cell>
          <table:table-cell office:value-type="float" office:value="0.053362213" calcext:value-type="float">
            <text:p>0,053362213</text:p>
          </table:table-cell>
          <table:table-cell office:value-type="string" calcext:value-type="string">
            <text:p>corgi</text:p>
          </table:table-cell>
          <table:table-cell office:value-type="string" calcext:value-type="string">
            <text:p>0.16813701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14583534" calcext:value-type="float">
            <text:p>0,014583534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09829589" calcext:value-type="float">
            <text:p>0,009829589</text:p>
          </table:table-cell>
          <table:table-cell office:value-type="string" calcext:value-type="string">
            <text:p>0.047679115</text:p>
          </table:table-cell>
          <table:table-cell table:number-columns-repeated="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wirehaired</text:p>
          </table:table-cell>
          <table:table-cell office:value-type="string" calcext:value-type="string">
            <text:p>pointer</text:p>
          </table:table-cell>
          <table:table-cell office:value-type="float" office:value="0.0056026704" calcext:value-type="float">
            <text:p>0,0056026704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7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99725974" calcext:value-type="float">
            <text:p>0,99725974</text:p>
          </table:table-cell>
          <table:table-cell table:number-columns-repeated="5"/>
          <table:table-cell table:formula="of:=IF([opt2.B158]=&quot;afghan&quot;;IF([opt2.C158]=&quot;hound&quot;;[opt2.D158];0);0)" office:value-type="float" office:value="0.99725974" calcext:value-type="float">
            <text:p>0,99725974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010914529" calcext:value-type="float">
            <text:p>0,0010914529</text:p>
          </table:table-cell>
          <table:table-cell table:number-columns-repeated="1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018532557" calcext:value-type="float">
            <text:p>0,0001853256</text:p>
          </table:table-cell>
          <table:table-cell table:number-columns-repeated="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016808475" calcext:value-type="float">
            <text:p>0,0001680848</text:p>
          </table:table-cell>
          <table:table-cell table:number-columns-repeated="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0012399549" calcext:value-type="float">
            <text:p>0,0001239955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99342114" calcext:value-type="float">
            <text:p>0,99342114</text:p>
          </table:table-cell>
          <table:table-cell table:number-columns-repeated="6"/>
          <table:table-cell table:formula="of:=IF([opt2.B168]=&quot;affenpinscher&quot;;[opt2.C168];0)" office:value-type="float" office:value="0.99342114" calcext:value-type="float">
            <text:p>0,99342114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018284413" calcext:value-type="float">
            <text:p>0,0018284413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011439784" calcext:value-type="float">
            <text:p>0,0011439784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0001896888" calcext:value-type="float">
            <text:p>0,0001896888</text:p>
          </table:table-cell>
          <table:table-cell table:number-columns-repeated="1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0014657076" calcext:value-type="float">
            <text:p>0,0001465708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7907853" calcext:value-type="float">
            <text:p>0,97907853</text:p>
          </table:table-cell>
          <table:table-cell table:number-columns-repeated="6"/>
          <table:table-cell table:formula="of:=IF([opt2.B178]=&quot;pomeranian&quot;;[opt2.C178];0)" office:value-type="float" office:value="0.97907853" calcext:value-type="float">
            <text:p>0,9790785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skimo</text:p>
          </table:table-cell>
          <table:table-cell office:value-type="string" calcext:value-type="string">
            <text:p>dog</text:p>
          </table:table-cell>
          <table:table-cell office:value-type="float" office:value="0.005777166" calcext:value-type="float">
            <text:p>0,005777166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keeshond</text:p>
          </table:table-cell>
          <table:table-cell office:value-type="float" office:value="0.0015813344" calcext:value-type="float">
            <text:p>0,0015813344</text:p>
          </table:table-cell>
          <table:table-cell office:value-type="float" office:value="0.0033013371" calcext:value-type="float">
            <text:p>0,0033013371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0013943095" calcext:value-type="float">
            <text:p>0,0013943095</text:p>
          </table:table-cell>
          <table:table-cell office:value-type="float" office:value="0.003295698" calcext:value-type="float">
            <text:p>0,003295698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12686896" calcext:value-type="float">
            <text:p>0,0012686896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9292965" calcext:value-type="float">
            <text:p>0,9292965</text:p>
          </table:table-cell>
          <table:table-cell table:number-columns-repeated="4"/>
          <table:table-cell table:formula="of:=IF([opt2.B188]=&quot;german&quot;;IF([opt2.C188]=&quot;shepherd&quot;;IF([opt2.D188]=&quot;dog&quot;;[opt2.E188];0);0);0)" office:value-type="float" office:value="0.9292965" calcext:value-type="float">
            <text:p>0,9292965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029773638" calcext:value-type="float">
            <text:p>0,029773638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tervuren</text:p>
          </table:table-cell>
          <table:table-cell office:value-type="float" office:value="0.011282814" calcext:value-type="float">
            <text:p>0,011282814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10500204" calcext:value-type="float">
            <text:p>0,010500204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auceron</text:p>
          </table:table-cell>
          <table:table-cell office:value-type="float" office:value="0.0037050815" calcext:value-type="float">
            <text:p>0,0037050815</text:p>
          </table:table-cell>
          <table:table-cell office:value-type="float" office:value="0.012045804" calcext:value-type="float">
            <text:p>0,01204580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5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9871177" calcext:value-type="float">
            <text:p>0,9871177</text:p>
          </table:table-cell>
          <table:table-cell table:number-columns-repeated="5"/>
          <table:table-cell table:formula="of:=IF([opt2.B198]=&quot;australian&quot;;IF([opt2.C198]=&quot;shepherd&quot;;[opt2.D198];0);0)" office:value-type="float" office:value="0.9871177" calcext:value-type="float">
            <text:p>0,9871177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0071370816" calcext:value-type="float">
            <text:p>0,0071370816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2041297" calcext:value-type="float">
            <text:p>0,002041297</text:p>
          </table:table-cell>
          <table:table-cell table:number-columns-repeated="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13774828" calcext:value-type="float">
            <text:p>0,0013774828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039259135" calcext:value-type="float">
            <text:p>0,0003925914</text:p>
          </table:table-cell>
          <table:table-cell table:number-columns-repeated="13"/>
        </table:table-row>
      </table:table>
      <table:table table:name="opt3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9"/>
          <table:table-cell office:value-type="string" calcext:value-type="string">
            <text:p>01-23 10:41:20.493 31635-32107/org.tensorflow.demo I/tensorflow: ClassifierActivity: Inference time: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float" office:value="81842631" calcext:value-type="float">
            <text:p>81842631</text:p>
          </table:table-cell>
          <table:table-cell office:value-type="float" office:value="88222178" calcext:value-type="float">
            <text:p>88222178</text:p>
          </table:table-cell>
          <table:table-cell table:style-name="ce1" office:value-type="percentage" office:value="0.072" calcext:value-type="percentage">
            <text:p>7,20%</text:p>
          </table:table-cell>
          <table:table-cell office:value-type="string" calcext:value-type="string">
            <text:p>/home/aw/MobileInceptionRetrained/graphs/inception_v3_4000/opt3_retrained_dog_graph_inception_v3_4000_0.03.pb</text:p>
          </table:table-cell>
          <table:table-cell table:number-columns-repeated="9"/>
          <table:table-cell office:value-type="string" calcext:value-type="string">
            <text:p>01-23 10:41:23.766 31635-32107/org.tensorflow.demo I/tensorflow: ClassifierActivity: Inference time: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41:26.933 31635-32107/org.tensorflow.demo I/tensorflow: ClassifierActivity: Inference time: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3" table:formula="of:=AVERAGE([opt3.J6:.J202])" office:value-type="float" office:value="0.722748137" calcext:value-type="float">
            <text:p>0,722748137</text:p>
          </table:table-cell>
          <table:table-cell table:style-name="ce3" table:formula="of:=COUNTIFS([opt3.J6:.J200];&quot;=0&quot;)" office:value-type="float" office:value="2" calcext:value-type="float">
            <text:p>2</text:p>
          </table:table-cell>
          <table:table-cell table:style-name="ce3" table:formula="of:=AVERAGE([.P1:.P20])" office:value-type="float" office:value="1139.9" calcext:value-type="float">
            <text:p>1139,9</text:p>
          </table:table-cell>
          <table:table-cell table:number-columns-repeated="2"/>
          <table:table-cell office:value-type="string" calcext:value-type="string">
            <text:p>01-23 10:41:29.948 31635-32107/org.tensorflow.demo I/tensorflow: ClassifierActivity: Inference time: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41:32.953 31635-32107/org.tensorflow.demo I/tensorflow: ClassifierActivity: Inference time: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2s</text:p>
          </table:table-cell>
          <table:table-cell table:number-columns-repeated="10"/>
          <table:table-cell office:value-type="string" calcext:value-type="string">
            <text:p>01-23 10:41:35.887 31635-32107/org.tensorflow.demo I/tensorflow: ClassifierActivity: Inference time: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41:38.963 31635-32107/org.tensorflow.demo I/tensorflow: ClassifierActivity: Inference time: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70778054" calcext:value-type="float">
            <text:p>0,70778054</text:p>
          </table:table-cell>
          <table:table-cell table:number-columns-repeated="5"/>
          <table:table-cell table:formula="of:=IF([opt3.B8]=&quot;great&quot;;IF([opt3.C8]=&quot;dane&quot;;[opt3.D8];0);0)" office:value-type="float" office:value="0.70778054" calcext:value-type="float">
            <text:p>0,70778054</text:p>
          </table:table-cell>
          <table:table-cell table:number-columns-repeated="4"/>
          <table:table-cell office:value-type="string" calcext:value-type="string">
            <text:p>01-23 10:41:42.376 31635-32107/org.tensorflow.demo I/tensorflow: ClassifierActivity: Inference time: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corso</text:p>
          </table:table-cell>
          <table:table-cell office:value-type="float" office:value="0.09314905" calcext:value-type="float">
            <text:p>0,09314905</text:p>
          </table:table-cell>
          <table:table-cell table:number-columns-repeated="10"/>
          <table:table-cell office:value-type="string" calcext:value-type="string">
            <text:p>01-23 10:41:45.367 31635-32107/org.tensorflow.demo I/tensorflow: ClassifierActivity: Inference time: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lott</text:p>
          </table:table-cell>
          <table:table-cell office:value-type="float" office:value="0.07542099" calcext:value-type="float">
            <text:p>0,07542099</text:p>
          </table:table-cell>
          <table:table-cell office:value-type="float" office:value="0.086185105" calcext:value-type="float">
            <text:p>0,086185105</text:p>
          </table:table-cell>
          <table:table-cell table:number-columns-repeated="10"/>
          <table:table-cell office:value-type="string" calcext:value-type="string">
            <text:p>01-23 10:41:48.576 31635-32107/org.tensorflow.demo I/tensorflow: ClassifierActivity: Inference time: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eapolitan</text:p>
          </table:table-cell>
          <table:table-cell office:value-type="string" calcext:value-type="string">
            <text:p>mastiff</text:p>
          </table:table-cell>
          <table:table-cell office:value-type="float" office:value="0.04523626" calcext:value-type="float">
            <text:p>0,04523626</text:p>
          </table:table-cell>
          <table:table-cell table:number-columns-repeated="10"/>
          <table:table-cell office:value-type="string" calcext:value-type="string">
            <text:p>01-23 10:41:51.930 31635-32107/org.tensorflow.demo I/tensorflow: ClassifierActivity: Inference time: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15327701" calcext:value-type="float">
            <text:p>0,015327701</text:p>
          </table:table-cell>
          <table:table-cell table:number-columns-repeated="11"/>
          <table:table-cell office:value-type="string" calcext:value-type="string">
            <text:p>01-23 10:41:54.975 31635-32107/org.tensorflow.demo I/tensorflow: ClassifierActivity: Inference time: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41:58.117 31635-32107/org.tensorflow.demo I/tensorflow: ClassifierActivity: Inference time: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3"/>
          <table:table-cell office:value-type="string" calcext:value-type="string">
            <text:p>01-23 10:42:01.381 31635-32107/org.tensorflow.demo I/tensorflow: ClassifierActivity: Inference time: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42:04.547 31635-32107/org.tensorflow.demo I/tensorflow: ClassifierActivity: Inference time: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3s</text:p>
          </table:table-cell>
          <table:table-cell table:number-columns-repeated="10"/>
          <table:table-cell office:value-type="string" calcext:value-type="string">
            <text:p>01-23 10:42:07.706 31635-32107/org.tensorflow.demo I/tensorflow: ClassifierActivity: Inference time: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42:10.709 31635-32107/org.tensorflow.demo I/tensorflow: ClassifierActivity: Inference time: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6191352" calcext:value-type="float">
            <text:p>0,6191352</text:p>
          </table:table-cell>
          <table:table-cell table:number-columns-repeated="6"/>
          <table:table-cell table:formula="of:=IF([opt3.B18]=&quot;maltese&quot;;[opt3.C18]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-23 10:42:13.934 31635-32107/org.tensorflow.demo I/tensorflow: ClassifierActivity: Inference time: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14286725" calcext:value-type="float">
            <text:p>0,14286725</text:p>
          </table:table-cell>
          <table:table-cell table:number-columns-repeated="11"/>
          <table:table-cell office:value-type="string" calcext:value-type="string">
            <text:p>01-23 10:42:17.197 31635-32107/org.tensorflow.demo I/tensorflow: ClassifierActivity: Inference time: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828869" calcext:value-type="float">
            <text:p>0,0828869</text:p>
          </table:table-cell>
          <table:table-cell table:number-columns-repeated="11"/>
          <table:table-cell office:value-type="string" calcext:value-type="string">
            <text:p>01-23 10:42:20.381 31635-32107/org.tensorflow.demo I/tensorflow: ClassifierActivity: Inference time: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49497" calcext:value-type="float">
            <text:p>0,049497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3285397" calcext:value-type="float">
            <text:p>0,03285397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95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9386834" calcext:value-type="float">
            <text:p>0,9386834</text:p>
          </table:table-cell>
          <table:table-cell table:number-columns-repeated="5"/>
          <table:table-cell table:formula="of:=IF([opt3.B28]=&quot;border&quot;;IF([opt3.C28]=&quot;collie&quot;;[opt3.D28];0);0)" office:value-type="float" office:value="0.9386834" calcext:value-type="float">
            <text:p>0,9386834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04643344" calcext:value-type="float">
            <text:p>0,04643344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42442186" calcext:value-type="float">
            <text:p>0,0042442186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28866215" calcext:value-type="float">
            <text:p>0,0028866215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0054058695" calcext:value-type="float">
            <text:p>0,000540587</text:p>
          </table:table-cell>
          <table:table-cell office:value-type="string" calcext:value-type="string">
            <text:p>retriever</text:p>
          </table:table-cell>
          <table:table-cell office:value-type="float" office:value="0.0015393512" calcext:value-type="float">
            <text:p>0,0015393512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swiss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6194894" calcext:value-type="float">
            <text:p>0,6194894</text:p>
          </table:table-cell>
          <table:table-cell table:number-columns-repeated="3"/>
          <table:table-cell table:formula="of:=IF([opt3.B38]=&quot;greater&quot;;IF([opt3.C38]=&quot;swiss&quot;;IF([opt3.D38]=&quot;mountain&quot;;IF([opt3.E38]=&quot;dog&quot;;[opt3.F38];0);0);0);0)" office:value-type="float" office:value="0.6194894" calcext:value-type="float">
            <text:p>0,6194894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lebucher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31429362" calcext:value-type="float">
            <text:p>0,31429362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29025665" calcext:value-type="float">
            <text:p>0,029025665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pinscher</text:p>
          </table:table-cell>
          <table:table-cell office:value-type="float" office:value="0.0019142318" calcext:value-type="float">
            <text:p>0,0019142318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luetick</text:p>
          </table:table-cell>
          <table:table-cell office:value-type="string" calcext:value-type="string">
            <text:p>coonhound</text:p>
          </table:table-cell>
          <table:table-cell office:value-type="float" office:value="0.0018483849" calcext:value-type="float">
            <text:p>0,0018483849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5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99299484" calcext:value-type="float">
            <text:p>0,99299484</text:p>
          </table:table-cell>
          <table:table-cell table:number-columns-repeated="5"/>
          <table:table-cell table:formula="of:=IF([opt3.B48]=&quot;bedlington&quot;;IF([opt3.C48]=&quot;terrier&quot;;[opt3.D48];0);0)" office:value-type="float" office:value="0.99299484" calcext:value-type="float">
            <text:p>0,99299484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06468226" calcext:value-type="float">
            <text:p>0,0006468226</text:p>
          </table:table-cell>
          <table:table-cell table:number-columns-repeated="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004941016" calcext:value-type="float">
            <text:p>0,0004941016</text:p>
          </table:table-cell>
          <table:table-cell table:number-columns-repeated="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00037277598" calcext:value-type="float">
            <text:p>0,000372776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le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maal</text:p>
          </table:table-cell>
          <table:table-cell office:value-type="string" calcext:value-type="string">
            <text:p>terrier</text:p>
          </table:table-cell>
          <table:table-cell office:value-type="float" office:value="0.00035845785" calcext:value-type="float">
            <text:p>0,0003584579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6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9108393" calcext:value-type="float">
            <text:p>0,9108393</text:p>
          </table:table-cell>
          <table:table-cell table:number-columns-repeated="6"/>
          <table:table-cell table:formula="of:=IF([opt3.B58]=&quot;akita&quot;;[opt3.C58];0)" office:value-type="float" office:value="0.9108393" calcext:value-type="float">
            <text:p>0,9108393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21594495" calcext:value-type="float">
            <text:p>0,021594495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19615535" calcext:value-type="float">
            <text:p>0,019615535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16840816" calcext:value-type="float">
            <text:p>0,016840816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14247563" calcext:value-type="float">
            <text:p>0,01424756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9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9989115" calcext:value-type="float">
            <text:p>0,9989115</text:p>
          </table:table-cell>
          <table:table-cell table:number-columns-repeated="6"/>
          <table:table-cell table:formula="of:=IF([opt3.B68]=&quot;chihuahua&quot;;[opt3.C68];0)" office:value-type="float" office:value="0.9989115" calcext:value-type="float">
            <text:p>0,9989115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002361132" calcext:value-type="float">
            <text:p>0,0002361132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table:style-name="ce2" office:value-type="float" office:value="0.000095019095" calcext:value-type="float">
            <text:p>9,50E-05</text:p>
          </table:table-cell>
          <table:table-cell table:number-columns-repeated="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terrier</text:p>
          </table:table-cell>
          <table:table-cell table:style-name="ce2" office:value-type="float" office:value="0.000077439254" calcext:value-type="float">
            <text:p>7,74E-05</text:p>
          </table:table-cell>
          <table:table-cell table:number-columns-repeated="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chin</text:p>
          </table:table-cell>
          <table:table-cell table:style-name="ce2" office:value-type="float" office:value="0.000053494907" calcext:value-type="float">
            <text:p>5,35E-0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30952585" calcext:value-type="float">
            <text:p>0,30952585</text:p>
          </table:table-cell>
          <table:table-cell table:number-columns-repeated="4"/>
          <table:table-cell table:formula="of:=IF([opt3.B78]=&quot;pembroke&quot;;IF([opt3.C78]=&quot;welsh&quot;;IF([opt3.D78]=&quot;corgi&quot;;[opt3.E78];0);0);0)" office:value-type="float" office:value="0.30952585" calcext:value-type="float">
            <text:p>0,3095258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9686624" calcext:value-type="float">
            <text:p>0,29686624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1252469" calcext:value-type="float">
            <text:p>0,1252469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84384546" calcext:value-type="float">
            <text:p>0,084384546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27517376" calcext:value-type="float">
            <text:p>0,027517376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90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86397153" calcext:value-type="float">
            <text:p>0,86397153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opt3.B88]=&quot;canaan&quot;;IF([opt3.C88]=&quot;dog&quot;;[opt3.D88];0);0)" office:value-type="float" office:value="0.86397153" calcext:value-type="float">
            <text:p>0,8639715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049917642" calcext:value-type="float">
            <text:p>0,049917642</text:p>
          </table:table-cell>
          <table:table-cell office:value-type="string" calcext:value-type="string">
            <text:p>corgi</text:p>
          </table:table-cell>
          <table:table-cell office:value-type="string" calcext:value-type="string">
            <text:p>0.39514622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41759394" calcext:value-type="float">
            <text:p>0,041759394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atoli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063908263" calcext:value-type="float">
            <text:p>0,0063908263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051371297" calcext:value-type="float">
            <text:p>0,0051371297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0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58390266" calcext:value-type="float">
            <text:p>0,58390266</text:p>
          </table:table-cell>
          <table:table-cell table:number-columns-repeated="4"/>
          <table:table-cell table:formula="of:=IF([opt3.B98]=&quot;cardigan&quot;;IF([opt3.C98]=&quot;welsh&quot;;IF([opt3.D98]=&quot;corgi&quot;;[opt3.E98];0);0);0)" office:value-type="float" office:value="0.58390266" calcext:value-type="float">
            <text:p>0,58390266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3930049" calcext:value-type="float">
            <text:p>0,3930049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29757072" calcext:value-type="float">
            <text:p>0,0029757072</text:p>
          </table:table-cell>
          <table:table-cell office:value-type="float" office:value="0.0073581934" calcext:value-type="float">
            <text:p>0,0073581934</text:p>
          </table:table-cell>
          <table:table-cell office:value-type="string" calcext:value-type="string">
            <text:p>0.00848244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29033993" calcext:value-type="float">
            <text:p>0,0029033993</text:p>
          </table:table-cell>
          <table:table-cell office:value-type="string" calcext:value-type="string">
            <text:p>0.008027147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20559556" calcext:value-type="float">
            <text:p>0,0020559556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94620574" calcext:value-type="float">
            <text:p>0,94620574</text:p>
          </table:table-cell>
          <table:table-cell table:number-columns-repeated="6"/>
          <table:table-cell table:formula="of:=IF([opt3.B108]=&quot;basenji&quot;;[opt3.C108];0)" office:value-type="float" office:value="0.94620574" calcext:value-type="float">
            <text:p>0,94620574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05325997" calcext:value-type="float">
            <text:p>0,005325997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052353702" calcext:value-type="float">
            <text:p>0,0052353702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03968089" calcext:value-type="float">
            <text:p>0,003968089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28347783" calcext:value-type="float">
            <text:p>0,002834778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0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46088377" calcext:value-type="float">
            <text:p>0,46088377</text:p>
          </table:table-cell>
          <table:table-cell office:value-type="string" calcext:value-type="string">
            <text:p>0.27511308</text:p>
          </table:table-cell>
          <table:table-cell table:number-columns-repeated="5"/>
          <table:table-cell table:formula="of:=IF([opt3.B118]=&quot;havanese&quot;;[opt3.C118];0)" office:value-type="float" office:value="0.46088377" calcext:value-type="float">
            <text:p>0,46088377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32980943" calcext:value-type="float">
            <text:p>0,32980943</text:p>
          </table:table-cell>
          <table:table-cell office:value-type="string" calcext:value-type="string">
            <text:p>0.23607057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113243125" calcext:value-type="float">
            <text:p>0,113243125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07706325" calcext:value-type="float">
            <text:p>0,07706325</text:p>
          </table:table-cell>
          <table:table-cell table:number-columns-repeated="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05099324" calcext:value-type="float">
            <text:p>0,005099324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7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33015057" calcext:value-type="float">
            <text:p>0,33015057</text:p>
          </table:table-cell>
          <table:table-cell table:number-columns-repeated="5"/>
          <table:table-cell table:formula="of:=IF([opt3.B128]=&quot;norwegian&quot;;IF([opt3.C128]=&quot;lundehund&quot;;[opt3.D128];0);0)" office:value-type="float" office:value="0.33015057" calcext:value-type="float">
            <text:p>0,33015057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3006389" calcext:value-type="float">
            <text:p>0,3006389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19839539" calcext:value-type="float">
            <text:p>0,19839539</text:p>
          </table:table-cell>
          <table:table-cell office:value-type="string" calcext:value-type="string">
            <text:p>0.08464501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46711907" calcext:value-type="float">
            <text:p>0,046711907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382855" calcext:value-type="float">
            <text:p>0,038285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5890263" calcext:value-type="float">
            <text:p>0,5890263</text:p>
          </table:table-cell>
          <table:table-cell office:value-type="string" calcext:value-type="string">
            <text:p>0.78701574</text:p>
          </table:table-cell>
          <table:table-cell table:number-columns-repeated="4"/>
          <table:table-cell table:formula="of:=IF([opt3.B138]=&quot;miniature&quot;;IF([opt3.C138]=&quot;schnauzer&quot;;[opt3.D138]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niature</text:p>
          </table:table-cell>
          <table:table-cell office:value-type="string" calcext:value-type="string">
            <text:p>schnauzer</text:p>
          </table:table-cell>
          <table:table-cell office:value-type="float" office:value="0.17660496" calcext:value-type="float">
            <text:p>0,17660496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66494144" calcext:value-type="float">
            <text:p>0,066494144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15736952" calcext:value-type="float">
            <text:p>0,015736952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wirehaired</text:p>
          </table:table-cell>
          <table:table-cell office:value-type="string" calcext:value-type="string">
            <text:p>pointer</text:p>
          </table:table-cell>
          <table:table-cell office:value-type="float" office:value="0.013229332" calcext:value-type="float">
            <text:p>0,013229332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8907037" calcext:value-type="float">
            <text:p>0,8907037</text:p>
          </table:table-cell>
          <table:table-cell table:number-columns-repeated="4"/>
          <table:table-cell table:formula="of:=IF([opt3.B148]=&quot;english&quot;;IF([opt3.C148]=&quot;springer&quot;;IF([opt3.D148]=&quot;spaniel&quot;;[opt3.E148];0);0);0)" office:value-type="float" office:value="0.8907037" calcext:value-type="float">
            <text:p>0,89070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ittany</text:p>
          </table:table-cell>
          <table:table-cell office:value-type="float" office:value="0.036518604" calcext:value-type="float">
            <text:p>0,036518604</text:p>
          </table:table-cell>
          <table:table-cell office:value-type="string" calcext:value-type="string">
            <text:p>corgi</text:p>
          </table:table-cell>
          <table:table-cell office:value-type="string" calcext:value-type="string">
            <text:p>0.16813701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14617941" calcext:value-type="float">
            <text:p>0,014617941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09008485" calcext:value-type="float">
            <text:p>0,009008485</text:p>
          </table:table-cell>
          <table:table-cell office:value-type="string" calcext:value-type="string">
            <text:p>0.047679115</text:p>
          </table:table-cell>
          <table:table-cell table:number-columns-repeated="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wirehaired</text:p>
          </table:table-cell>
          <table:table-cell office:value-type="string" calcext:value-type="string">
            <text:p>pointer</text:p>
          </table:table-cell>
          <table:table-cell office:value-type="float" office:value="0.0041616475" calcext:value-type="float">
            <text:p>0,0041616475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9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99741167" calcext:value-type="float">
            <text:p>0,99741167</text:p>
          </table:table-cell>
          <table:table-cell table:number-columns-repeated="5"/>
          <table:table-cell table:formula="of:=IF([opt3.B158]=&quot;afghan&quot;;IF([opt3.C158]=&quot;hound&quot;;[opt3.D158];0);0)" office:value-type="float" office:value="0.99741167" calcext:value-type="float">
            <text:p>0,99741167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010388516" calcext:value-type="float">
            <text:p>0,0010388516</text:p>
          </table:table-cell>
          <table:table-cell table:number-columns-repeated="1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018560002" calcext:value-type="float">
            <text:p>0,0001856</text:p>
          </table:table-cell>
          <table:table-cell table:number-columns-repeated="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016702575" calcext:value-type="float">
            <text:p>0,0001670258</text:p>
          </table:table-cell>
          <table:table-cell table:number-columns-repeated="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0011782175" calcext:value-type="float">
            <text:p>0,0001178218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9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9940035" calcext:value-type="float">
            <text:p>0,9940035</text:p>
          </table:table-cell>
          <table:table-cell table:number-columns-repeated="6"/>
          <table:table-cell table:formula="of:=IF([opt3.B168]=&quot;affenpinscher&quot;;[opt3.C168];0)" office:value-type="float" office:value="0.9940035" calcext:value-type="float">
            <text:p>0,9940035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020033524" calcext:value-type="float">
            <text:p>0,0020033524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0084375223" calcext:value-type="float">
            <text:p>0,0008437522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00018292303" calcext:value-type="float">
            <text:p>0,000182923</text:p>
          </table:table-cell>
          <table:table-cell table:number-columns-repeated="1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0012668304" calcext:value-type="float">
            <text:p>0,00012668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6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797768" calcext:value-type="float">
            <text:p>0,9797768</text:p>
          </table:table-cell>
          <table:table-cell table:number-columns-repeated="6"/>
          <table:table-cell table:formula="of:=IF([opt3.B178]=&quot;pomeranian&quot;;[opt3.C178];0)" office:value-type="float" office:value="0.9797768" calcext:value-type="float">
            <text:p>0,9797768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skimo</text:p>
          </table:table-cell>
          <table:table-cell office:value-type="string" calcext:value-type="string">
            <text:p>dog</text:p>
          </table:table-cell>
          <table:table-cell office:value-type="float" office:value="0.0057175765" calcext:value-type="float">
            <text:p>0,0057175765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keeshond</text:p>
          </table:table-cell>
          <table:table-cell office:value-type="float" office:value="0.0015213673" calcext:value-type="float">
            <text:p>0,0015213673</text:p>
          </table:table-cell>
          <table:table-cell office:value-type="float" office:value="0.003301328" calcext:value-type="float">
            <text:p>0,003301328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0014478358" calcext:value-type="float">
            <text:p>0,0014478358</text:p>
          </table:table-cell>
          <table:table-cell table:number-columns-repeated="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13166795" calcext:value-type="float">
            <text:p>0,001316679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8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9392029" calcext:value-type="float">
            <text:p>0,9392029</text:p>
          </table:table-cell>
          <table:table-cell table:number-columns-repeated="4"/>
          <table:table-cell table:formula="of:=IF([opt3.B188]=&quot;german&quot;;IF([opt3.C188]=&quot;shepherd&quot;;IF([opt3.D188]=&quot;dog&quot;;[opt3.E188];0);0);0)" office:value-type="float" office:value="0.9392029" calcext:value-type="float">
            <text:p>0,939202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027365187" calcext:value-type="float">
            <text:p>0,027365187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tervuren</text:p>
          </table:table-cell>
          <table:table-cell office:value-type="float" office:value="0.013404767" calcext:value-type="float">
            <text:p>0,013404767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061155646" calcext:value-type="float">
            <text:p>0,0061155646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auceron</text:p>
          </table:table-cell>
          <table:table-cell office:value-type="float" office:value="0.0032668158" calcext:value-type="float">
            <text:p>0,0032668158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99052507" calcext:value-type="float">
            <text:p>0,99052507</text:p>
          </table:table-cell>
          <table:table-cell table:number-columns-repeated="5"/>
          <table:table-cell table:formula="of:=IF([opt3.B198]=&quot;australian&quot;;IF([opt3.C198]=&quot;shepherd&quot;;[opt3.D198];0);0)" office:value-type="float" office:value="0.99052507" calcext:value-type="float">
            <text:p>0,99052507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0043425094" calcext:value-type="float">
            <text:p>0,0043425094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16629584" calcext:value-type="float">
            <text:p>0,0016629584</text:p>
          </table:table-cell>
          <table:table-cell table:number-columns-repeated="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14545888" calcext:value-type="float">
            <text:p>0,0014545888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040176333" calcext:value-type="float">
            <text:p>0,0004017633</text:p>
          </table:table-cell>
          <table:table-cell table:number-columns-repeated="13"/>
        </table:table-row>
      </table:table>
      <table:table table:name="opt4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9"/>
          <table:table-cell office:value-type="string" calcext:value-type="string">
            <text:p>01-23 10:45:49.855 2309-2350/org.tensorflow.demo I/tensorflow: ClassifierActivity: Inference time: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float" office:value="24148914" calcext:value-type="float">
            <text:p>24148914</text:p>
          </table:table-cell>
          <table:table-cell office:value-type="float" office:value="88222178" calcext:value-type="float">
            <text:p>88222178</text:p>
          </table:table-cell>
          <table:table-cell table:style-name="ce1" office:value-type="percentage" office:value="0.726" calcext:value-type="percentage">
            <text:p>72,60%</text:p>
          </table:table-cell>
          <table:table-cell office:value-type="string" calcext:value-type="string">
            <text:p>/home/aw/MobileInceptionRetrained/graphs/inception_v3_4000/opt4_retrained_dog_graph_inception_v3_4000_0.03.pb</text:p>
          </table:table-cell>
          <table:table-cell table:number-columns-repeated="9"/>
          <table:table-cell office:value-type="string" calcext:value-type="string">
            <text:p>01-23 10:45:52.920 2309-2350/org.tensorflow.demo I/tensorflow: ClassifierActivity: Inference time: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45:56.228 2309-2350/org.tensorflow.demo I/tensorflow: ClassifierActivity: Inference time: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3" table:formula="of:=AVERAGE([opt4.J6:.J202])" office:value-type="float" office:value="0.700055786" calcext:value-type="float">
            <text:p>0,700055786</text:p>
          </table:table-cell>
          <table:table-cell table:style-name="ce3" table:formula="of:=COUNTIFS([opt4.J6:.J200];&quot;=0&quot;)" office:value-type="float" office:value="3" calcext:value-type="float">
            <text:p>3</text:p>
          </table:table-cell>
          <table:table-cell table:style-name="ce3" table:formula="of:=AVERAGE([.P1:.P20])" office:value-type="float" office:value="1108.2" calcext:value-type="float">
            <text:p>1108,2</text:p>
          </table:table-cell>
          <table:table-cell table:number-columns-repeated="2"/>
          <table:table-cell office:value-type="string" calcext:value-type="string">
            <text:p>01-23 10:45:59.455 2309-2350/org.tensorflow.demo I/tensorflow: ClassifierActivity: Inference time: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46:02.567 2309-2350/org.tensorflow.demo I/tensorflow: ClassifierActivity: Inference time: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8s</text:p>
          </table:table-cell>
          <table:table-cell table:number-columns-repeated="10"/>
          <table:table-cell office:value-type="string" calcext:value-type="string">
            <text:p>01-23 10:46:05.796 2309-2350/org.tensorflow.demo I/tensorflow: ClassifierActivity: Inference time: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46:09.153 2309-2350/org.tensorflow.demo I/tensorflow: ClassifierActivity: Inference time: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7284081" calcext:value-type="float">
            <text:p>0,7284081</text:p>
          </table:table-cell>
          <table:table-cell table:number-columns-repeated="5"/>
          <table:table-cell table:formula="of:=IF([opt4.B8]=&quot;great&quot;;IF([opt4.C8]=&quot;dane&quot;;[opt4.D8];0);0)" office:value-type="float" office:value="0.7284081" calcext:value-type="float">
            <text:p>0,7284081</text:p>
          </table:table-cell>
          <table:table-cell table:number-columns-repeated="4"/>
          <table:table-cell office:value-type="string" calcext:value-type="string">
            <text:p>01-23 10:46:12.217 2309-2350/org.tensorflow.demo I/tensorflow: ClassifierActivity: Inference time: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corso</text:p>
          </table:table-cell>
          <table:table-cell office:value-type="float" office:value="0.09059053" calcext:value-type="float">
            <text:p>0,09059053</text:p>
          </table:table-cell>
          <table:table-cell table:number-columns-repeated="10"/>
          <table:table-cell office:value-type="string" calcext:value-type="string">
            <text:p>01-23 10:46:15.480 2309-2350/org.tensorflow.demo I/tensorflow: ClassifierActivity: Inference time: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lott</text:p>
          </table:table-cell>
          <table:table-cell office:value-type="float" office:value="0.069753" calcext:value-type="float">
            <text:p>0,069753</text:p>
          </table:table-cell>
          <table:table-cell office:value-type="float" office:value="0.08277201" calcext:value-type="float">
            <text:p>0,08277201</text:p>
          </table:table-cell>
          <table:table-cell table:number-columns-repeated="10"/>
          <table:table-cell office:value-type="string" calcext:value-type="string">
            <text:p>01-23 10:46:18.551 2309-2350/org.tensorflow.demo I/tensorflow: ClassifierActivity: Inference time: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eapolitan</text:p>
          </table:table-cell>
          <table:table-cell office:value-type="string" calcext:value-type="string">
            <text:p>mastiff</text:p>
          </table:table-cell>
          <table:table-cell office:value-type="float" office:value="0.045611747" calcext:value-type="float">
            <text:p>0,045611747</text:p>
          </table:table-cell>
          <table:table-cell table:number-columns-repeated="10"/>
          <table:table-cell office:value-type="string" calcext:value-type="string">
            <text:p>01-23 10:46:21.842 2309-2350/org.tensorflow.demo I/tensorflow: ClassifierActivity: Inference time: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14584557" calcext:value-type="float">
            <text:p>0,014584557</text:p>
          </table:table-cell>
          <table:table-cell table:number-columns-repeated="11"/>
          <table:table-cell office:value-type="string" calcext:value-type="string">
            <text:p>01-23 10:46:24.936 2309-2350/org.tensorflow.demo I/tensorflow: ClassifierActivity: Inference time: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46:28.229 2309-2350/org.tensorflow.demo I/tensorflow: ClassifierActivity: Inference time: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3"/>
          <table:table-cell office:value-type="string" calcext:value-type="string">
            <text:p>01-23 10:46:31.465 2309-2350/org.tensorflow.demo I/tensorflow: ClassifierActivity: Inference time: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46:34.643 2309-2350/org.tensorflow.demo I/tensorflow: ClassifierActivity: Inference time: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1s</text:p>
          </table:table-cell>
          <table:table-cell table:number-columns-repeated="10"/>
          <table:table-cell office:value-type="string" calcext:value-type="string">
            <text:p>01-23 10:46:37.825 2309-2350/org.tensorflow.demo I/tensorflow: ClassifierActivity: Inference time: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46:41.022 2309-2350/org.tensorflow.demo I/tensorflow: ClassifierActivity: Inference time: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6132676" calcext:value-type="float">
            <text:p>0,6132676</text:p>
          </table:table-cell>
          <table:table-cell table:number-columns-repeated="6"/>
          <table:table-cell table:formula="of:=IF([opt4.B18]=&quot;maltese&quot;;[opt4.C18]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-23 10:46:44.191 2309-2350/org.tensorflow.demo I/tensorflow: ClassifierActivity: Inference time: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15641253" calcext:value-type="float">
            <text:p>0,15641253</text:p>
          </table:table-cell>
          <table:table-cell table:number-columns-repeated="11"/>
          <table:table-cell office:value-type="string" calcext:value-type="string">
            <text:p>01-23 10:46:47.557 2309-2350/org.tensorflow.demo I/tensorflow: ClassifierActivity: Inference time: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10358113" calcext:value-type="float">
            <text:p>0,10358113</text:p>
          </table:table-cell>
          <table:table-cell table:number-columns-repeated="11"/>
          <table:table-cell office:value-type="string" calcext:value-type="string">
            <text:p>01-23 10:46:51.008 2309-2350/org.tensorflow.demo I/tensorflow: ClassifierActivity: Inference time: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4445532" calcext:value-type="float">
            <text:p>0,04445532</text:p>
          </table:table-cell>
          <table:table-cell table:number-columns-repeated="10"/>
          <table:table-cell office:value-type="string" calcext:value-type="string">
            <text:p>01-23 10:46:54.406 2309-2350/org.tensorflow.demo I/tensorflow: ClassifierActivity: Inference time: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18735256" calcext:value-type="float">
            <text:p>0,018735256</text:p>
          </table:table-cell>
          <table:table-cell table:number-columns-repeated="10"/>
          <table:table-cell office:value-type="string" calcext:value-type="string">
            <text:p>01-23 10:46:57.501 2309-2350/org.tensorflow.demo I/tensorflow: ClassifierActivity: Inference time: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94164723" calcext:value-type="float">
            <text:p>0,94164723</text:p>
          </table:table-cell>
          <table:table-cell table:number-columns-repeated="5"/>
          <table:table-cell table:formula="of:=IF([opt4.B28]=&quot;border&quot;;IF([opt4.C28]=&quot;collie&quot;;[opt4.D28];0);0)" office:value-type="float" office:value="0.94164723" calcext:value-type="float">
            <text:p>0,94164723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044845935" calcext:value-type="float">
            <text:p>0,044845935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3416154" calcext:value-type="float">
            <text:p>0,003416154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25025816" calcext:value-type="float">
            <text:p>0,0025025816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005094214" calcext:value-type="float">
            <text:p>0,0005094214</text:p>
          </table:table-cell>
          <table:table-cell office:value-type="string" calcext:value-type="string">
            <text:p>retriever</text:p>
          </table:table-cell>
          <table:table-cell office:value-type="float" office:value="0.0014226203" calcext:value-type="float">
            <text:p>0,0014226203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swiss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47897077" calcext:value-type="float">
            <text:p>0,47897077</text:p>
          </table:table-cell>
          <table:table-cell table:number-columns-repeated="3"/>
          <table:table-cell table:formula="of:=IF([opt4.B38]=&quot;greater&quot;;IF([opt4.C38]=&quot;swiss&quot;;IF([opt4.D38]=&quot;mountain&quot;;IF([opt4.E38]=&quot;dog&quot;;[opt4.F38];0);0);0);0)" office:value-type="float" office:value="0.47897077" calcext:value-type="float">
            <text:p>0,47897077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lebucher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42855403" calcext:value-type="float">
            <text:p>0,42855403</text:p>
          </table:table-cell>
          <table:table-cell office:value-type="float" office:value="0.39273652" calcext:value-type="float">
            <text:p>0,39273652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2847585" calcext:value-type="float">
            <text:p>0,02847585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031532834" calcext:value-type="float">
            <text:p>0,0031532834</text:p>
          </table:table-cell>
          <table:table-cell office:value-type="float" office:value="0.004559981" calcext:value-type="float">
            <text:p>0,004559981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28209272" calcext:value-type="float">
            <text:p>0,0028209272</text:p>
          </table:table-cell>
          <table:table-cell office:value-type="float" office:value="0.005167273" calcext:value-type="float">
            <text:p>0,00516727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7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98413485" calcext:value-type="float">
            <text:p>0,98413485</text:p>
          </table:table-cell>
          <table:table-cell table:number-columns-repeated="5"/>
          <table:table-cell table:formula="of:=IF([opt4.B48]=&quot;bedlington&quot;;IF([opt4.C48]=&quot;terrier&quot;;[opt4.D48];0);0)" office:value-type="float" office:value="0.98413485" calcext:value-type="float">
            <text:p>0,98413485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0019812244" calcext:value-type="float">
            <text:p>0,0019812244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le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maal</text:p>
          </table:table-cell>
          <table:table-cell office:value-type="string" calcext:value-type="string">
            <text:p>terrier</text:p>
          </table:table-cell>
          <table:table-cell office:value-type="float" office:value="0.0011390296" calcext:value-type="float">
            <text:p>0,0011390296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0088502554" calcext:value-type="float">
            <text:p>0,0008850255</text:p>
          </table:table-cell>
          <table:table-cell office:value-type="float" office:value="0.0029626826" calcext:value-type="float">
            <text:p>0,0029626826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0084841606" calcext:value-type="float">
            <text:p>0,0008484161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9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87316066" calcext:value-type="float">
            <text:p>0,87316066</text:p>
          </table:table-cell>
          <table:table-cell table:number-columns-repeated="6"/>
          <table:table-cell table:formula="of:=IF([opt4.B58]=&quot;akita&quot;;[opt4.C58];0)" office:value-type="float" office:value="0.87316066" calcext:value-type="float">
            <text:p>0,87316066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3641344" calcext:value-type="float">
            <text:p>0,03641344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26266426" calcext:value-type="float">
            <text:p>0,026266426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25558652" calcext:value-type="float">
            <text:p>0,025558652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19124445" calcext:value-type="float">
            <text:p>0,01912444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99892825" calcext:value-type="float">
            <text:p>0,99892825</text:p>
          </table:table-cell>
          <table:table-cell table:number-columns-repeated="6"/>
          <table:table-cell table:formula="of:=IF([opt4.B68]=&quot;chihuahua&quot;;[opt4.C68];0)" office:value-type="float" office:value="0.99892825" calcext:value-type="float">
            <text:p>0,99892825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0023511972" calcext:value-type="float">
            <text:p>0,0002351197</text:p>
          </table:table-cell>
          <table:table-cell table:number-columns-repeated="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terrier</text:p>
          </table:table-cell>
          <table:table-cell table:style-name="ce2" office:value-type="float" office:value="0.000089944915" calcext:value-type="float">
            <text:p>8,99E-05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table:style-name="ce2" office:value-type="float" office:value="0.00008449276" calcext:value-type="float">
            <text:p>8,45E-05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pillon</text:p>
          </table:table-cell>
          <table:table-cell table:style-name="ce2" office:value-type="float" office:value="0.000052927448" calcext:value-type="float">
            <text:p>5,29E-05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7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5309947" calcext:value-type="float">
            <text:p>0,25309947</text:p>
          </table:table-cell>
          <table:table-cell table:number-columns-repeated="4"/>
          <table:table-cell table:formula="of:=IF([opt4.B78]=&quot;pembroke&quot;;IF([opt4.C78]=&quot;welsh&quot;;IF([opt4.D78]=&quot;corgi&quot;;[opt4.E7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4523944" calcext:value-type="float">
            <text:p>0,24523944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19155468" calcext:value-type="float">
            <text:p>0,19155468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86983666" calcext:value-type="float">
            <text:p>0,086983666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38286008" calcext:value-type="float">
            <text:p>0,038286008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95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8946137" calcext:value-type="float">
            <text:p>0,8946137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opt4.B88]=&quot;canaan&quot;;IF([opt4.C88]=&quot;dog&quot;;[opt4.D88];0);0)" office:value-type="float" office:value="0.8946137" calcext:value-type="float">
            <text:p>0,894613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045177873" calcext:value-type="float">
            <text:p>0,045177873</text:p>
          </table:table-cell>
          <table:table-cell office:value-type="string" calcext:value-type="string">
            <text:p>corgi</text:p>
          </table:table-cell>
          <table:table-cell office:value-type="string" calcext:value-type="string">
            <text:p>0.39514622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30395985" calcext:value-type="float">
            <text:p>0,030395985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04114167" calcext:value-type="float">
            <text:p>0,004114167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03980678" calcext:value-type="float">
            <text:p>0,003980678</text:p>
          </table:table-cell>
          <table:table-cell office:value-type="float" office:value="0.0099202925" calcext:value-type="float">
            <text:p>0,0099202925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5477444" calcext:value-type="float">
            <text:p>0,5477444</text:p>
          </table:table-cell>
          <table:table-cell table:number-columns-repeated="4"/>
          <table:table-cell table:formula="of:=IF([opt4.B98]=&quot;cardigan&quot;;IF([opt4.C98]=&quot;welsh&quot;;IF([opt4.D98]=&quot;corgi&quot;;[opt4.E98];0);0);0)" office:value-type="float" office:value="0.5477444" calcext:value-type="float">
            <text:p>0,5477444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42199528" calcext:value-type="float">
            <text:p>0,42199528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4144682" calcext:value-type="float">
            <text:p>0,004144682</text:p>
          </table:table-cell>
          <table:table-cell office:value-type="float" office:value="0.0074080606" calcext:value-type="float">
            <text:p>0,0074080606</text:p>
          </table:table-cell>
          <table:table-cell office:value-type="string" calcext:value-type="string">
            <text:p>0.00848244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29018759" calcext:value-type="float">
            <text:p>0,0029018759</text:p>
          </table:table-cell>
          <table:table-cell office:value-type="string" calcext:value-type="string">
            <text:p>0.008027147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26052839" calcext:value-type="float">
            <text:p>0,0026052839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9605932" calcext:value-type="float">
            <text:p>0,9605932</text:p>
          </table:table-cell>
          <table:table-cell table:number-columns-repeated="6"/>
          <table:table-cell table:formula="of:=IF([opt4.B108]=&quot;basenji&quot;;[opt4.C108];0)" office:value-type="float" office:value="0.9605932" calcext:value-type="float">
            <text:p>0,9605932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051355003" calcext:value-type="float">
            <text:p>0,0051355003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034694592" calcext:value-type="float">
            <text:p>0,0034694592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022133584" calcext:value-type="float">
            <text:p>0,0022133584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bizan</text:p>
          </table:table-cell>
          <table:table-cell office:value-type="string" calcext:value-type="string">
            <text:p>hound</text:p>
          </table:table-cell>
          <table:table-cell office:value-type="float" office:value="0.0018531895" calcext:value-type="float">
            <text:p>0,0018531895</text:p>
          </table:table-cell>
          <table:table-cell office:value-type="float" office:value="0.0050087306" calcext:value-type="float">
            <text:p>0,0050087306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45103294" calcext:value-type="float">
            <text:p>0,45103294</text:p>
          </table:table-cell>
          <table:table-cell office:value-type="string" calcext:value-type="string">
            <text:p>0.27511308</text:p>
          </table:table-cell>
          <table:table-cell table:number-columns-repeated="5"/>
          <table:table-cell table:formula="of:=IF([opt4.B118]=&quot;havanese&quot;;[opt4.C118];0)" office:value-type="float" office:value="0.45103294" calcext:value-type="float">
            <text:p>0,45103294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29731303" calcext:value-type="float">
            <text:p>0,29731303</text:p>
          </table:table-cell>
          <table:table-cell office:value-type="string" calcext:value-type="string">
            <text:p>0.23607057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14446962" calcext:value-type="float">
            <text:p>0,14446962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8506642" calcext:value-type="float">
            <text:p>0,08506642</text:p>
          </table:table-cell>
          <table:table-cell table:number-columns-repeated="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04319024" calcext:value-type="float">
            <text:p>0,004319024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3830447" calcext:value-type="float">
            <text:p>0,3830447</text:p>
          </table:table-cell>
          <table:table-cell table:number-columns-repeated="5"/>
          <table:table-cell table:formula="of:=IF([opt4.B128]=&quot;norwegian&quot;;IF([opt4.C128]=&quot;lundehund&quot;;[opt4.D128];0);0)" office:value-type="float" office:value="0.3830447" calcext:value-type="float">
            <text:p>0,3830447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2400188" calcext:value-type="float">
            <text:p>0,2400188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20947763" calcext:value-type="float">
            <text:p>0,20947763</text:p>
          </table:table-cell>
          <table:table-cell office:value-type="string" calcext:value-type="string">
            <text:p>0.08464501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45308873" calcext:value-type="float">
            <text:p>0,045308873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38751442" calcext:value-type="float">
            <text:p>0,038751442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5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56944233" calcext:value-type="float">
            <text:p>0,56944233</text:p>
          </table:table-cell>
          <table:table-cell office:value-type="string" calcext:value-type="string">
            <text:p>0.78701574</text:p>
          </table:table-cell>
          <table:table-cell table:number-columns-repeated="4"/>
          <table:table-cell table:formula="of:=IF([opt4.B138]=&quot;miniature&quot;;IF([opt4.C138]=&quot;schnauzer&quot;;[opt4.D138]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niature</text:p>
          </table:table-cell>
          <table:table-cell office:value-type="string" calcext:value-type="string">
            <text:p>schnauzer</text:p>
          </table:table-cell>
          <table:table-cell office:value-type="float" office:value="0.17346105" calcext:value-type="float">
            <text:p>0,17346105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63739" calcext:value-type="float">
            <text:p>0,063739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terrier</text:p>
          </table:table-cell>
          <table:table-cell office:value-type="float" office:value="0.015326236" calcext:value-type="float">
            <text:p>0,015326236</text:p>
          </table:table-cell>
          <table:table-cell table:number-columns-repeated="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14648618" calcext:value-type="float">
            <text:p>0,014648618</text:p>
          </table:table-cell>
          <table:table-cell office:value-type="float" office:value="0.016511986" calcext:value-type="float">
            <text:p>0,016511986</text:p>
          </table:table-cell>
          <table:table-cell office:value-type="string" calcext:value-type="string">
            <text:p>0.0090960525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9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872529" calcext:value-type="float">
            <text:p>0,872529</text:p>
          </table:table-cell>
          <table:table-cell table:number-columns-repeated="4"/>
          <table:table-cell table:formula="of:=IF([opt4.B148]=&quot;english&quot;;IF([opt4.C148]=&quot;springer&quot;;IF([opt4.D148]=&quot;spaniel&quot;;[opt4.E148];0);0);0)" office:value-type="float" office:value="0.872529" calcext:value-type="float">
            <text:p>0,872529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ittany</text:p>
          </table:table-cell>
          <table:table-cell office:value-type="float" office:value="0.048549633" calcext:value-type="float">
            <text:p>0,048549633</text:p>
          </table:table-cell>
          <table:table-cell office:value-type="string" calcext:value-type="string">
            <text:p>corgi</text:p>
          </table:table-cell>
          <table:table-cell office:value-type="string" calcext:value-type="string">
            <text:p>0.16813701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13566794" calcext:value-type="float">
            <text:p>0,013566794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09103595" calcext:value-type="float">
            <text:p>0,009103595</text:p>
          </table:table-cell>
          <table:table-cell office:value-type="string" calcext:value-type="string">
            <text:p>0.047679115</text:p>
          </table:table-cell>
          <table:table-cell table:number-columns-repeated="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wirehaired</text:p>
          </table:table-cell>
          <table:table-cell office:value-type="string" calcext:value-type="string">
            <text:p>pointer</text:p>
          </table:table-cell>
          <table:table-cell office:value-type="float" office:value="0.005226561" calcext:value-type="float">
            <text:p>0,005226561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9973592" calcext:value-type="float">
            <text:p>0,9973592</text:p>
          </table:table-cell>
          <table:table-cell table:number-columns-repeated="5"/>
          <table:table-cell table:formula="of:=IF([opt4.B158]=&quot;afghan&quot;;IF([opt4.C158]=&quot;hound&quot;;[opt4.D158];0);0)" office:value-type="float" office:value="0.9973592" calcext:value-type="float">
            <text:p>0,9973592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010540332" calcext:value-type="float">
            <text:p>0,0010540332</text:p>
          </table:table-cell>
          <table:table-cell table:number-columns-repeated="1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017877205" calcext:value-type="float">
            <text:p>0,0001787721</text:p>
          </table:table-cell>
          <table:table-cell table:number-columns-repeated="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016150092" calcext:value-type="float">
            <text:p>0,0001615009</text:p>
          </table:table-cell>
          <table:table-cell table:number-columns-repeated="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0012226847" calcext:value-type="float">
            <text:p>0,0001222685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99346524" calcext:value-type="float">
            <text:p>0,99346524</text:p>
          </table:table-cell>
          <table:table-cell table:number-columns-repeated="6"/>
          <table:table-cell table:formula="of:=IF([opt4.B168]=&quot;affenpinscher&quot;;[opt4.C168];0)" office:value-type="float" office:value="0.99346524" calcext:value-type="float">
            <text:p>0,99346524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018521791" calcext:value-type="float">
            <text:p>0,0018521791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011342282" calcext:value-type="float">
            <text:p>0,0011342282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00019069736" calcext:value-type="float">
            <text:p>0,0001906974</text:p>
          </table:table-cell>
          <table:table-cell table:number-columns-repeated="1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0014244036" calcext:value-type="float">
            <text:p>0,000142440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797505" calcext:value-type="float">
            <text:p>0,9797505</text:p>
          </table:table-cell>
          <table:table-cell table:number-columns-repeated="6"/>
          <table:table-cell table:formula="of:=IF([opt4.B178]=&quot;pomeranian&quot;;[opt4.C178];0)" office:value-type="float" office:value="0.9797505" calcext:value-type="float">
            <text:p>0,979750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skimo</text:p>
          </table:table-cell>
          <table:table-cell office:value-type="string" calcext:value-type="string">
            <text:p>dog</text:p>
          </table:table-cell>
          <table:table-cell office:value-type="float" office:value="0.0056964913" calcext:value-type="float">
            <text:p>0,0056964913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keeshond</text:p>
          </table:table-cell>
          <table:table-cell office:value-type="float" office:value="0.0015086312" calcext:value-type="float">
            <text:p>0,0015086312</text:p>
          </table:table-cell>
          <table:table-cell office:value-type="float" office:value="0.0032292446" calcext:value-type="float">
            <text:p>0,0032292446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0013659393" calcext:value-type="float">
            <text:p>0,0013659393</text:p>
          </table:table-cell>
          <table:table-cell table:number-columns-repeated="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12299276" calcext:value-type="float">
            <text:p>0,0012299276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92833585" calcext:value-type="float">
            <text:p>0,92833585</text:p>
          </table:table-cell>
          <table:table-cell table:number-columns-repeated="4"/>
          <table:table-cell table:formula="of:=IF([opt4.B188]=&quot;german&quot;;IF([opt4.C188]=&quot;shepherd&quot;;IF([opt4.D188]=&quot;dog&quot;;[opt4.E188];0);0);0)" office:value-type="float" office:value="0.92833585" calcext:value-type="float">
            <text:p>0,92833585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029075598" calcext:value-type="float">
            <text:p>0,029075598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tervuren</text:p>
          </table:table-cell>
          <table:table-cell office:value-type="float" office:value="0.011909545" calcext:value-type="float">
            <text:p>0,011909545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10737769" calcext:value-type="float">
            <text:p>0,010737769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auceron</text:p>
          </table:table-cell>
          <table:table-cell office:value-type="float" office:value="0.003863839" calcext:value-type="float">
            <text:p>0,003863839</text:p>
          </table:table-cell>
          <table:table-cell office:value-type="float" office:value="0.012377742" calcext:value-type="float">
            <text:p>0,012377742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9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98739713" calcext:value-type="float">
            <text:p>0,98739713</text:p>
          </table:table-cell>
          <table:table-cell table:number-columns-repeated="5"/>
          <table:table-cell table:formula="of:=IF([opt4.B198]=&quot;australian&quot;;IF([opt4.C198]=&quot;shepherd&quot;;[opt4.D198];0);0)" office:value-type="float" office:value="0.98739713" calcext:value-type="float">
            <text:p>0,98739713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007202671" calcext:value-type="float">
            <text:p>0,007202671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19021073" calcext:value-type="float">
            <text:p>0,0019021073</text:p>
          </table:table-cell>
          <table:table-cell table:number-columns-repeated="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13216493" calcext:value-type="float">
            <text:p>0,0013216493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03633432" calcext:value-type="float">
            <text:p>0,0003633432</text:p>
          </table:table-cell>
          <table:table-cell table:number-columns-repeated="13"/>
        </table:table-row>
      </table:table>
      <table:table table:name="result" table:style-name="ta1">
        <table:table-column table:style-name="co1" table:default-cell-style-name="Default"/>
        <table:table-column table:style-name="co1" table:number-columns-repeated="3" table:default-cell-style-name="ce7"/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retrained</text:p>
          </table:table-cell>
          <table:table-cell table:formula="of:=[retrained.J4]" office:value-type="float" office:value="0.722748141" calcext:value-type="float">
            <text:p>0,722748141</text:p>
          </table:table-cell>
          <table:table-cell table:formula="of:=[retrained.K4]" office:value-type="float" office:value="2" calcext:value-type="float">
            <text:p>2</text:p>
          </table:table-cell>
          <table:table-cell table:formula="of:=[retrained.L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1</text:p>
          </table:table-cell>
          <table:table-cell table:formula="of:=[opt1.J$4]" office:value-type="float" office:value="0.7227482505" calcext:value-type="float">
            <text:p>0,7227482505</text:p>
          </table:table-cell>
          <table:table-cell table:formula="of:=[opt1.K$4]" office:value-type="float" office:value="2" calcext:value-type="float">
            <text:p>2</text:p>
          </table:table-cell>
          <table:table-cell table:formula="of:=[opt1.L$4]" office:value-type="float" office:value="1092.15" calcext:value-type="float">
            <text:p>1092,15</text:p>
          </table:table-cell>
        </table:table-row>
        <table:table-row table:style-name="ro1">
          <table:table-cell office:value-type="string" calcext:value-type="string">
            <text:p>opt2</text:p>
          </table:table-cell>
          <table:table-cell table:formula="of:=[opt2.J$4]" office:value-type="float" office:value="0.698508064" calcext:value-type="float">
            <text:p>0,698508064</text:p>
          </table:table-cell>
          <table:table-cell table:formula="of:=[opt2.K$4]" office:value-type="float" office:value="3" calcext:value-type="float">
            <text:p>3</text:p>
          </table:table-cell>
          <table:table-cell table:formula="of:=[opt2.L$4]" office:value-type="float" office:value="1094.4" calcext:value-type="float">
            <text:p>1094,4</text:p>
          </table:table-cell>
        </table:table-row>
        <table:table-row table:style-name="ro1">
          <table:table-cell office:value-type="string" calcext:value-type="string">
            <text:p>opt3</text:p>
          </table:table-cell>
          <table:table-cell table:formula="of:=[opt3.J$4]" office:value-type="float" office:value="0.722748137" calcext:value-type="float">
            <text:p>0,722748137</text:p>
          </table:table-cell>
          <table:table-cell table:formula="of:=[opt3.K$4]" office:value-type="float" office:value="2" calcext:value-type="float">
            <text:p>2</text:p>
          </table:table-cell>
          <table:table-cell table:formula="of:=[opt3.L$4]" office:value-type="float" office:value="1139.9" calcext:value-type="float">
            <text:p>1139,9</text:p>
          </table:table-cell>
        </table:table-row>
        <table:table-row table:style-name="ro1">
          <table:table-cell office:value-type="string" calcext:value-type="string">
            <text:p>opt4</text:p>
          </table:table-cell>
          <table:table-cell table:formula="of:=[opt4.J$4]" office:value-type="float" office:value="0.700055786" calcext:value-type="float">
            <text:p>0,700055786</text:p>
          </table:table-cell>
          <table:table-cell table:formula="of:=[opt4.K$4]" office:value-type="float" office:value="3" calcext:value-type="float">
            <text:p>3</text:p>
          </table:table-cell>
          <table:table-cell table:formula="of:=[opt4.L$4]" office:value-type="float" office:value="1108.2" calcext:value-type="float">
            <text:p>1108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.00.0000</text:date>, <text:time style:data-style-name="N2" text:time-value="19:19:43.73009714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03:25:24.114117212</meta:creation-date>
    <dc:date>2018-01-23T19:15:32.092116122</dc:date>
    <meta:editing-duration>PT2H38M</meta:editing-duration>
    <meta:editing-cycles>20</meta:editing-cycles>
    <meta:generator>LibreOffice/5.1.6.2$Linux_X86_64 LibreOffice_project/10m0$Build-2</meta:generator>
    <meta:document-statistic meta:table-count="6" meta:cell-count="3046" meta:object-count="0"/>
  </office:meta>
</office:document-meta>
</file>